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text-align="center" style:justify-single-word="false"/>
      <style:text-properties fo:language="en" fo:country="US"/>
    </style:style>
    <style:style style:name="P5" style:family="paragraph" style:parent-style-name="Exalted">
      <style:text-properties fo:language="en" fo:country="US" officeooo:paragraph-rsid="00069ffa"/>
    </style:style>
    <style:style style:name="P6" style:family="paragraph" style:parent-style-name="Exalted">
      <style:text-properties fo:language="en" fo:country="US" officeooo:paragraph-rsid="000c5f7d"/>
    </style:style>
    <style:style style:name="P7" style:family="paragraph" style:parent-style-name="Exalted">
      <style:text-properties fo:language="en" fo:country="US" officeooo:paragraph-rsid="003e4c9e"/>
    </style:style>
    <style:style style:name="P8" style:family="paragraph" style:parent-style-name="Exalted">
      <style:text-properties fo:language="en" fo:country="US" officeooo:rsid="007af421" officeooo:paragraph-rsid="007af421"/>
    </style:style>
    <style:style style:name="P9" style:family="paragraph" style:parent-style-name="Exalted">
      <style:text-properties fo:language="en" fo:country="US" officeooo:paragraph-rsid="009912ea"/>
    </style:style>
    <style:style style:name="P10" style:family="paragraph" style:parent-style-name="Exalted">
      <style:text-properties fo:language="en" fo:country="US" officeooo:paragraph-rsid="00ab563f"/>
    </style:style>
    <style:style style:name="P11" style:family="paragraph" style:parent-style-name="Exalted">
      <style:text-properties fo:language="en" fo:country="US" officeooo:paragraph-rsid="00bafaac"/>
    </style:style>
    <style:style style:name="P12" style:family="paragraph" style:parent-style-name="Exalted">
      <style:text-properties fo:language="en" fo:country="US" officeooo:paragraph-rsid="00bece14"/>
    </style:style>
    <style:style style:name="P13" style:family="paragraph" style:parent-style-name="Exalted">
      <style:text-properties fo:language="en" fo:country="US" officeooo:rsid="00c09a96" officeooo:paragraph-rsid="00c09a96"/>
    </style:style>
    <style:style style:name="P14" style:family="paragraph" style:parent-style-name="Exalted">
      <style:text-properties fo:language="en" fo:country="US" officeooo:rsid="00b22489" officeooo:paragraph-rsid="00b22489"/>
    </style:style>
    <style:style style:name="P15"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6" style:family="paragraph" style:parent-style-name="Exalted">
      <style:text-properties style:use-window-font-color="true" loext:opacity="0%" style:font-name="Times New Roman" fo:font-size="10pt" fo:language="en" fo:country="US" officeooo:rsid="00855b87" officeooo:paragraph-rsid="00855b87" style:letter-kerning="false" style:font-name-asian="Spectral1" style:font-size-asian="10pt" style:language-asian="zh" style:country-asian="CN" style:font-name-complex="Spectral1" style:font-size-complex="10pt" style:language-complex="hi" style:country-complex="IN"/>
    </style:style>
    <style:style style:name="P17"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fo:language="en" fo:country="US" officeooo:rsid="00907bde" officeooo:paragraph-rsid="00907bde"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d5742d" officeooo:paragraph-rsid="00d5742d"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de474f" officeooo:paragraph-rsid="00de474f"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language="en" fo:country="US" fo:font-weight="normal" officeooo:rsid="00da5ca1" officeooo:paragraph-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5" style:family="paragraph" style:parent-style-name="Exalted">
      <style:text-properties style:use-window-font-color="true" loext:opacity="0%" style:font-name="Times New Roman" fo:font-size="10pt" officeooo:rsid="0067e22d" officeooo:paragraph-rsid="0069e7c6"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Exalted">
      <style:text-properties officeooo:paragraph-rsid="007af421"/>
    </style:style>
    <style:style style:name="P27" style:family="paragraph" style:parent-style-name="Exalted">
      <style:text-properties officeooo:paragraph-rsid="007bf1a9"/>
    </style:style>
    <style:style style:name="P28" style:family="paragraph" style:parent-style-name="Exalted">
      <style:text-properties officeooo:paragraph-rsid="007daa27"/>
    </style:style>
    <style:style style:name="P29" style:family="paragraph" style:parent-style-name="Exalted">
      <style:text-properties officeooo:rsid="007daa27" officeooo:paragraph-rsid="007daa27"/>
    </style:style>
    <style:style style:name="P30" style:family="paragraph" style:parent-style-name="Exalted">
      <style:text-properties officeooo:paragraph-rsid="00406a2b"/>
    </style:style>
    <style:style style:name="P31" style:family="paragraph" style:parent-style-name="Exalted">
      <style:text-properties officeooo:paragraph-rsid="0085e64f"/>
    </style:style>
    <style:style style:name="P32" style:family="paragraph" style:parent-style-name="Exalted">
      <style:text-properties officeooo:paragraph-rsid="00921dc9"/>
    </style:style>
    <style:style style:name="P33" style:family="paragraph" style:parent-style-name="Exalted">
      <style:text-properties officeooo:rsid="00921dc9" officeooo:paragraph-rsid="00921dc9"/>
    </style:style>
    <style:style style:name="P34" style:family="paragraph" style:parent-style-name="Exalted">
      <style:text-properties officeooo:paragraph-rsid="009912ea"/>
    </style:style>
    <style:style style:name="P35" style:family="paragraph" style:parent-style-name="Exalted">
      <style:text-properties officeooo:paragraph-rsid="009ae13a"/>
    </style:style>
    <style:style style:name="P36" style:family="paragraph" style:parent-style-name="Exalted">
      <style:text-properties officeooo:paragraph-rsid="00afd163"/>
    </style:style>
    <style:style style:name="P37" style:family="paragraph" style:parent-style-name="Exalted">
      <style:text-properties officeooo:paragraph-rsid="00b22489"/>
    </style:style>
    <style:style style:name="P38" style:family="paragraph" style:parent-style-name="Exalted">
      <style:text-properties officeooo:paragraph-rsid="0021b404"/>
    </style:style>
    <style:style style:name="P39" style:family="paragraph" style:parent-style-name="Exalted">
      <style:text-properties officeooo:paragraph-rsid="00b3df5a"/>
    </style:style>
    <style:style style:name="P40" style:family="paragraph" style:parent-style-name="Exalted">
      <style:text-properties officeooo:paragraph-rsid="00b735cb"/>
    </style:style>
    <style:style style:name="P41" style:family="paragraph" style:parent-style-name="Exalted">
      <style:text-properties officeooo:paragraph-rsid="00bafaac"/>
    </style:style>
    <style:style style:name="P42" style:family="paragraph" style:parent-style-name="Exalted">
      <style:text-properties officeooo:rsid="00bd190b" officeooo:paragraph-rsid="00bd190b"/>
    </style:style>
    <style:style style:name="P43" style:family="paragraph" style:parent-style-name="Exalted">
      <style:text-properties officeooo:paragraph-rsid="0064b245"/>
    </style:style>
    <style:style style:name="P44" style:family="paragraph" style:parent-style-name="Exalted">
      <style:text-properties officeooo:paragraph-rsid="0069e7c6"/>
    </style:style>
    <style:style style:name="P45" style:family="paragraph" style:parent-style-name="Exalted">
      <style:text-properties officeooo:paragraph-rsid="008fc907"/>
    </style:style>
    <style:style style:name="P46" style:family="paragraph" style:parent-style-name="Exalted">
      <style:text-properties officeooo:paragraph-rsid="00c5a8e2"/>
    </style:style>
    <style:style style:name="P47" style:family="paragraph" style:parent-style-name="Exalted">
      <style:text-properties officeooo:paragraph-rsid="00cb2f7a"/>
    </style:style>
    <style:style style:name="P48" style:family="paragraph" style:parent-style-name="Exalted">
      <style:text-properties officeooo:paragraph-rsid="00cd12b3"/>
    </style:style>
    <style:style style:name="P49" style:family="paragraph" style:parent-style-name="Exalted">
      <style:text-properties officeooo:rsid="00d2df51" officeooo:paragraph-rsid="00d2df51"/>
    </style:style>
    <style:style style:name="P50" style:family="paragraph" style:parent-style-name="Exalted">
      <style:text-properties officeooo:paragraph-rsid="00d4a23c"/>
    </style:style>
    <style:style style:name="P51" style:family="paragraph" style:parent-style-name="Exalted">
      <style:text-properties officeooo:rsid="00d4a23c" officeooo:paragraph-rsid="00d4a23c"/>
    </style:style>
    <style:style style:name="P52" style:family="paragraph" style:parent-style-name="Exalted">
      <style:text-properties officeooo:paragraph-rsid="00cd47cd"/>
    </style:style>
    <style:style style:name="P53"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54" style:family="paragraph" style:parent-style-name="Exalted">
      <style:text-properties officeooo:paragraph-rsid="00d92852"/>
    </style:style>
    <style:style style:name="P55" style:family="paragraph" style:parent-style-name="Exalted">
      <style:text-properties officeooo:paragraph-rsid="00da5ca1"/>
    </style:style>
    <style:style style:name="P56" style:family="paragraph" style:parent-style-name="Exalted">
      <style:text-properties officeooo:paragraph-rsid="00c65241"/>
    </style:style>
    <style:style style:name="P57" style:family="paragraph" style:parent-style-name="Exalted">
      <style:text-properties officeooo:paragraph-rsid="00de114e"/>
    </style:style>
    <style:style style:name="P58" style:family="paragraph" style:parent-style-name="Exalted">
      <style:text-properties officeooo:rsid="00de114e" officeooo:paragraph-rsid="00de114e"/>
    </style:style>
    <style:style style:name="P59" style:family="paragraph" style:parent-style-name="Exalted">
      <style:text-properties officeooo:rsid="00de474f" officeooo:paragraph-rsid="00de474f"/>
    </style:style>
    <style:style style:name="P60" style:family="paragraph" style:parent-style-name="Exalted">
      <style:text-properties officeooo:paragraph-rsid="00eb7b10"/>
    </style:style>
    <style:style style:name="P6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officeooo:paragraph-rsid="0107c2e2"/>
    </style:style>
    <style:style style:name="P63"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style:style>
    <style:style style:name="P64"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6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6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6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f2c9d6"/>
    </style:style>
    <style:style style:name="P68"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105c8c9"/>
    </style:style>
    <style:style style:name="P69"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7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71"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54f86"/>
    </style:style>
    <style:style style:name="P7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7a49c"/>
    </style:style>
    <style:style style:name="P73"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74"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7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f51206"/>
    </style:style>
    <style:style style:name="P76"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efb7db"/>
    </style:style>
    <style:style style:name="P77"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7a49c"/>
    </style:style>
    <style:style style:name="P78"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79"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80" style:family="paragraph" style:parent-style-name="Exalted">
      <style:paragraph-properties fo:margin-top="0in" fo:margin-bottom="0.0835in" style:contextual-spacing="false" fo:line-height="100%" fo:text-align="start" style:justify-single-word="false" fo:orphans="2" fo:widows="2" style:writing-mode="lr-tb"/>
      <style:text-properties officeooo:rsid="00f887b7" officeooo:paragraph-rsid="00f887b7"/>
    </style:style>
    <style:style style:name="P81" style:family="paragraph" style:parent-style-name="Exalted">
      <style:paragraph-properties fo:margin-top="0in" fo:margin-bottom="0.0835in" style:contextual-spacing="false" fo:line-height="100%" fo:text-align="start" style:justify-single-word="false" fo:orphans="2" fo:widows="2" style:writing-mode="lr-tb"/>
      <style:text-properties officeooo:rsid="010a92c9" officeooo:paragraph-rsid="010a92c9"/>
    </style:style>
    <style:style style:name="P82" style:family="paragraph" style:parent-style-name="Heading_20_1">
      <style:text-properties fo:language="en" fo:country="US"/>
    </style:style>
    <style:style style:name="P83" style:family="paragraph" style:parent-style-name="Heading_20_2">
      <style:text-properties fo:language="en" fo:country="US"/>
    </style:style>
    <style:style style:name="P84" style:family="paragraph" style:parent-style-name="Heading_20_2">
      <style:paragraph-properties fo:break-before="page"/>
      <style:text-properties fo:language="en" fo:country="US"/>
    </style:style>
    <style:style style:name="P85" style:family="paragraph" style:parent-style-name="Heading_20_2">
      <style:paragraph-properties fo:break-before="page"/>
      <style:text-properties fo:language="en" fo:country="US" officeooo:rsid="00525c1f" officeooo:paragraph-rsid="00525c1f"/>
    </style:style>
    <style:style style:name="P86" style:family="paragraph" style:parent-style-name="Heading_20_2">
      <style:paragraph-properties fo:break-before="page"/>
      <style:text-properties fo:language="en" fo:country="US" officeooo:rsid="00431722" officeooo:paragraph-rsid="00431722"/>
    </style:style>
    <style:style style:name="P87" style:family="paragraph" style:parent-style-name="Heading_20_2">
      <style:paragraph-properties fo:break-before="page"/>
      <style:text-properties fo:language="en" fo:country="US" officeooo:rsid="004f81a5" officeooo:paragraph-rsid="004f81a5"/>
    </style:style>
    <style:style style:name="P88" style:family="paragraph" style:parent-style-name="Heading_20_3">
      <style:text-properties fo:language="en" fo:country="US"/>
    </style:style>
    <style:style style:name="P89" style:family="paragraph" style:parent-style-name="Heading_20_3">
      <style:text-properties fo:language="en" fo:country="US" officeooo:paragraph-rsid="000c5f7d"/>
    </style:style>
    <style:style style:name="P90" style:family="paragraph" style:parent-style-name="Heading_20_3">
      <style:paragraph-properties fo:text-align="start" style:justify-single-word="false"/>
      <style:text-properties fo:language="en" fo:country="US" officeooo:paragraph-rsid="00432310"/>
    </style:style>
    <style:style style:name="P91" style:family="paragraph" style:parent-style-name="Heading_20_3">
      <style:text-properties fo:language="en" fo:country="US" officeooo:paragraph-rsid="0107a49c"/>
    </style:style>
    <style:style style:name="P92"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93"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94" style:family="paragraph" style:parent-style-name="Heading_20_3">
      <style:text-properties fo:color="#3d85c6" loext:opacity="100%" style:font-name="Goudy" fo:font-size="12pt" fo:language="en" fo:country="US" officeooo:rsid="00658e55" officeooo:paragraph-rsid="00658e55" style:letter-kerning="false" style:font-name-asian="Modern Antiqua1" style:font-size-asian="12pt" style:language-asian="zh" style:country-asian="CN" style:font-name-complex="Modern Antiqua1" style:font-size-complex="12pt" style:language-complex="hi" style:country-complex="IN"/>
    </style:style>
    <style:style style:name="P95"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96"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97"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98"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99"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100"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101"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102"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103"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104" style:family="paragraph" style:parent-style-name="Heading_20_3">
      <style:text-properties fo:color="#3d85c6" loext:opacity="100%" style:font-name="Goudy" fo:font-size="12pt" fo:language="en" fo:country="US" officeooo:rsid="008fc907" officeooo:paragraph-rsid="008fc907" style:letter-kerning="false" style:font-name-asian="Modern Antiqua1" style:font-size-asian="12pt" style:language-asian="zh" style:country-asian="CN" style:font-name-complex="Modern Antiqua1" style:font-size-complex="12pt" style:language-complex="hi" style:country-complex="IN"/>
    </style:style>
    <style:style style:name="P105"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106"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107" style:family="paragraph" style:parent-style-name="Heading_20_3">
      <style:text-properties fo:color="#3d85c6" loext:opacity="100%" style:font-name="Goudy" fo:font-size="12pt" fo:language="en" fo:country="US" officeooo:rsid="00d4a23c" officeooo:paragraph-rsid="00d4a23c" style:letter-kerning="false" style:font-name-asian="Modern Antiqua1" style:font-size-asian="12pt" style:language-asian="zh" style:country-asian="CN" style:font-name-complex="Modern Antiqua1" style:font-size-complex="12pt" style:language-complex="hi" style:country-complex="IN"/>
    </style:style>
    <style:style style:name="P108"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109"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P110" style:family="paragraph" style:parent-style-name="Heading_20_3">
      <style:text-properties fo:color="#3d85c6" loext:opacity="100%" style:font-name="Goudy" fo:font-size="12pt" fo:language="en" fo:country="US" officeooo:rsid="00de114e" officeooo:paragraph-rsid="00de114e" style:letter-kerning="false" style:font-name-asian="Modern Antiqua1" style:font-size-asian="12pt" style:language-asian="zh" style:country-asian="CN" style:font-name-complex="Modern Antiqua1" style:font-size-complex="12pt" style:language-complex="hi" style:country-complex="IN"/>
    </style:style>
    <style:style style:name="P111" style:family="paragraph" style:parent-style-name="Heading_20_3">
      <style:text-properties fo:color="#3d85c6" loext:opacity="100%" style:font-name="Goudy" fo:font-size="12pt" fo:language="en" fo:country="US" officeooo:rsid="00efb7db" officeooo:paragraph-rsid="00efb7db" style:letter-kerning="false" style:font-name-asian="Modern Antiqua1" style:font-size-asian="12pt" style:language-asian="zh" style:country-asian="CN" style:font-name-complex="Modern Antiqua1" style:font-size-complex="12pt" style:language-complex="hi" style:country-complex="IN"/>
    </style:style>
    <style:style style:name="P112" style:family="paragraph" style:parent-style-name="Heading_20_3">
      <style:text-properties fo:color="#3d85c6" loext:opacity="100%" style:font-name="Goudy" fo:font-size="12pt" fo:language="en" fo:country="US" officeooo:rsid="00f2c9d6" officeooo:paragraph-rsid="00f2c9d6" style:letter-kerning="false" style:font-name-asian="Modern Antiqua1" style:font-size-asian="12pt" style:language-asian="zh" style:country-asian="CN" style:font-name-complex="Modern Antiqua1" style:font-size-complex="12pt" style:language-complex="hi" style:country-complex="IN"/>
    </style:style>
    <style:style style:name="P113" style:family="paragraph" style:parent-style-name="Heading_20_3">
      <style:text-properties fo:color="#3d85c6" loext:opacity="100%" style:font-name="Goudy" fo:font-size="12pt" fo:language="en" fo:country="US" officeooo:rsid="01054f86" officeooo:paragraph-rsid="01054f86" style:letter-kerning="false" style:font-name-asian="Modern Antiqua1" style:font-size-asian="12pt" style:language-asian="zh" style:country-asian="CN" style:font-name-complex="Modern Antiqua1" style:font-size-complex="12pt" style:language-complex="hi" style:country-complex="IN"/>
    </style:style>
    <style:style style:name="P114" style:family="paragraph" style:parent-style-name="Heading_20_3">
      <style:text-properties officeooo:paragraph-rsid="009ae13a"/>
    </style:style>
    <style:style style:name="P115" style:family="paragraph" style:parent-style-name="Heading_20_3">
      <style:text-properties officeooo:paragraph-rsid="00c5a8e2"/>
    </style:style>
    <style:style style:name="P116" style:family="paragraph" style:parent-style-name="Heading_20_3">
      <style:text-properties officeooo:paragraph-rsid="0105c8c9"/>
    </style:style>
    <style:style style:name="P117"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118" style:family="paragraph" style:parent-style-name="Heading_20_1" style:master-page-name="Standard">
      <style:paragraph-properties fo:text-align="center" style:justify-single-word="false" style:page-number="1"/>
      <style:text-properties fo:language="en" fo:country="US"/>
    </style:style>
    <style:style style:name="P119" style:family="paragraph" style:parent-style-name="Exalted">
      <style:text-properties officeooo:paragraph-rsid="00fbbf95"/>
    </style:style>
    <style:style style:name="P120" style:family="paragraph" style:parent-style-name="Exalted">
      <style:text-properties fo:font-variant="normal" fo:text-transform="none" fo:letter-spacing="normal" fo:font-style="normal" officeooo:rsid="012771a2" officeooo:paragraph-rsid="012771a2"/>
    </style:style>
    <style:style style:name="P121" style:family="paragraph" style:parent-style-name="Exalted">
      <style:text-properties officeooo:rsid="01197f9f" officeooo:paragraph-rsid="01197f9f"/>
    </style:style>
    <style:style style:name="P122" style:family="paragraph" style:parent-style-name="Exalted">
      <style:text-properties officeooo:rsid="01197f9f" officeooo:paragraph-rsid="011becca"/>
    </style:style>
    <style:style style:name="P123" style:family="paragraph" style:parent-style-name="Exalted">
      <style:text-properties officeooo:rsid="01197f9f" officeooo:paragraph-rsid="0120beb5"/>
    </style:style>
    <style:style style:name="P124" style:family="paragraph" style:parent-style-name="Exalted">
      <style:text-properties style:use-window-font-color="true" loext:opacity="0%" style:font-name="Times New Roman" fo:font-size="10pt" fo:language="en" fo:country="US" fo:font-style="normal" fo:font-weight="normal" officeooo:rsid="011becca" officeooo:paragraph-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25" style:family="paragraph" style:parent-style-name="Exalted">
      <style:text-properties officeooo:rsid="0120beb5" officeooo:paragraph-rsid="0120beb5"/>
    </style:style>
    <style:style style:name="P126" style:family="paragraph" style:parent-style-name="Exalted">
      <style:text-properties officeooo:paragraph-rsid="0120d179"/>
    </style:style>
    <style:style style:name="P127" style:family="paragraph" style:parent-style-name="Exalted">
      <style:text-properties officeooo:rsid="0125ff7f" officeooo:paragraph-rsid="0125ff7f"/>
    </style:style>
    <style:style style:name="P128"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fo:font-weight="normal" officeooo:rsid="01054f86" officeooo:paragraph-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9"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0c9a76" officeooo:paragraph-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0"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fo:letter-spacing="normal" fo:font-style="normal" officeooo:rsid="01132b5f" officeooo:paragraph-rsid="0115a4fa"/>
    </style:style>
    <style:style style:name="P131"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e49dd"/>
    </style:style>
    <style:style style:name="P13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10e49dd" officeooo:paragraph-rsid="010e49dd"/>
    </style:style>
    <style:style style:name="P133"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a92c9"/>
    </style:style>
    <style:style style:name="P134"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044ec"/>
    </style:style>
    <style:style style:name="P13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3f548"/>
    </style:style>
    <style:style style:name="P136"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72cd1"/>
    </style:style>
    <style:style style:name="P137"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5a4fa"/>
    </style:style>
    <style:style style:name="P138" style:family="paragraph" style:parent-style-name="Exalted">
      <style:paragraph-properties fo:margin-top="0in" fo:margin-bottom="0.0835in" style:contextual-spacing="false" fo:line-height="100%" fo:text-align="start" style:justify-single-word="false" fo:orphans="2" fo:widows="2" style:writing-mode="lr-tb"/>
      <style:text-properties officeooo:rsid="0111cbd8" officeooo:paragraph-rsid="0111cbd8"/>
    </style:style>
    <style:style style:name="P139" style:family="paragraph" style:parent-style-name="Exalted">
      <style:paragraph-properties fo:margin-top="0in" fo:margin-bottom="0.0835in" style:contextual-spacing="false" fo:line-height="100%" fo:text-align="start" style:justify-single-word="false" fo:orphans="2" fo:widows="2" style:writing-mode="lr-tb"/>
      <style:text-properties officeooo:rsid="01172cd1" officeooo:paragraph-rsid="01172cd1"/>
    </style:style>
    <style:style style:name="P140" style:family="paragraph" style:parent-style-name="Exalted">
      <style:paragraph-properties fo:margin-top="0in" fo:margin-bottom="0.0835in" style:contextual-spacing="false" fo:line-height="100%" fo:text-align="start" style:justify-single-word="false" fo:orphans="2" fo:widows="2" style:writing-mode="lr-tb"/>
      <style:text-properties officeooo:rsid="0118aa7a" officeooo:paragraph-rsid="0118aa7a"/>
    </style:style>
    <style:style style:name="P141" style:family="paragraph" style:parent-style-name="Exalted">
      <style:paragraph-properties fo:margin-top="0in" fo:margin-bottom="0.0835in" style:contextual-spacing="false" fo:line-height="100%" fo:text-align="start" style:justify-single-word="false" fo:orphans="2" fo:widows="2" style:writing-mode="lr-tb"/>
      <style:text-properties officeooo:rsid="011d9807" officeooo:paragraph-rsid="011d9807"/>
    </style:style>
    <style:style style:name="P142" style:family="paragraph" style:parent-style-name="Heading_20_10">
      <style:paragraph-properties fo:break-before="column"/>
    </style:style>
    <style:style style:name="P143" style:family="paragraph" style:parent-style-name="Heading_20_10">
      <style:paragraph-properties fo:break-before="column"/>
      <style:text-properties fo:language="en" fo:country="US"/>
    </style:style>
    <style:style style:name="P144" style:family="paragraph" style:parent-style-name="Heading_20_10">
      <style:paragraph-properties fo:break-before="column"/>
      <style:text-properties fo:language="en" fo:country="US" officeooo:rsid="00525c1f" officeooo:paragraph-rsid="00525c1f"/>
    </style:style>
    <style:style style:name="P145" style:family="paragraph" style:parent-style-name="Heading_20_10">
      <style:paragraph-properties fo:break-before="column"/>
      <style:text-properties officeooo:rsid="0092ff2c" officeooo:paragraph-rsid="0092ff2c"/>
    </style:style>
    <style:style style:name="P146" style:family="paragraph" style:parent-style-name="Heading_20_10">
      <style:paragraph-properties fo:break-before="column"/>
      <style:text-properties fo:font-variant="normal" fo:text-transform="none" fo:letter-spacing="normal" fo:language="en" fo:country="US" fo:font-style="normal" officeooo:rsid="00525c1f" officeooo:paragraph-rsid="0113f548"/>
    </style:style>
    <style:style style:name="P147" style:family="paragraph" style:parent-style-name="Heading_20_2">
      <style:paragraph-properties fo:break-before="page"/>
      <style:text-properties fo:font-variant="normal" fo:text-transform="none" fo:letter-spacing="normal" fo:font-style="normal" officeooo:rsid="008afe7d" officeooo:paragraph-rsid="008afe7d"/>
    </style:style>
    <style:style style:name="P148" style:family="paragraph" style:parent-style-name="Heading_20_2">
      <style:paragraph-properties fo:break-before="page"/>
      <style:text-properties fo:font-variant="normal" fo:text-transform="none" fo:letter-spacing="normal" fo:font-style="normal" officeooo:rsid="01132b5f" officeooo:paragraph-rsid="01132b5f"/>
    </style:style>
    <style:style style:name="P149" style:family="paragraph" style:parent-style-name="Heading_20_2">
      <style:paragraph-properties fo:break-before="page"/>
      <style:text-properties fo:font-variant="normal" fo:text-transform="none" fo:letter-spacing="normal" fo:font-style="normal" officeooo:rsid="012771a2" officeooo:paragraph-rsid="012771a2"/>
    </style:style>
    <style:style style:name="P150" style:family="paragraph" style:parent-style-name="Heading_20_3">
      <style:text-properties fo:color="#3d85c6" loext:opacity="100%" style:font-name="Goudy" fo:font-size="12pt" fo:language="en" fo:country="US" officeooo:rsid="010e49dd" officeooo:paragraph-rsid="010e49dd" style:letter-kerning="false" style:font-name-asian="Modern Antiqua1" style:font-size-asian="12pt" style:language-asian="zh" style:country-asian="CN" style:font-name-complex="Modern Antiqua1" style:font-size-complex="12pt" style:language-complex="hi" style:country-complex="IN"/>
    </style:style>
    <style:style style:name="P151" style:family="paragraph" style:parent-style-name="Heading_20_3">
      <style:text-properties fo:color="#3d85c6" loext:opacity="100%" style:font-name="Goudy" fo:font-size="12pt" fo:language="en" fo:country="US" officeooo:rsid="011044ec" officeooo:paragraph-rsid="011044ec" style:letter-kerning="false" style:font-name-asian="Modern Antiqua1" style:font-size-asian="12pt" style:language-asian="zh" style:country-asian="CN" style:font-name-complex="Modern Antiqua1" style:font-size-complex="12pt" style:language-complex="hi" style:country-complex="IN"/>
    </style:style>
    <style:style style:name="P152" style:family="paragraph" style:parent-style-name="Heading_20_3">
      <style:text-properties fo:color="#3d85c6" loext:opacity="100%" style:font-name="Goudy" fo:font-size="12pt" fo:language="en" fo:country="US" officeooo:rsid="0113f548" officeooo:paragraph-rsid="0113f548" style:letter-kerning="false" style:font-name-asian="Modern Antiqua1" style:font-size-asian="12pt" style:language-asian="zh" style:country-asian="CN" style:font-name-complex="Modern Antiqua1" style:font-size-complex="12pt" style:language-complex="hi" style:country-complex="IN"/>
    </style:style>
    <style:style style:name="P153" style:family="paragraph" style:parent-style-name="Heading_20_3">
      <style:text-properties fo:color="#3d85c6" loext:opacity="100%" style:font-name="Goudy" fo:font-size="12pt" fo:language="en" fo:country="US" officeooo:rsid="0115a4fa" officeooo:paragraph-rsid="0115a4fa" style:letter-kerning="false" style:font-name-asian="Modern Antiqua1" style:font-size-asian="12pt" style:language-asian="zh" style:country-asian="CN" style:font-name-complex="Modern Antiqua1" style:font-size-complex="12pt" style:language-complex="hi" style:country-complex="IN"/>
    </style:style>
    <style:style style:name="P154" style:family="paragraph" style:parent-style-name="Heading_20_3">
      <style:text-properties fo:color="#3d85c6" loext:opacity="100%" style:font-name="Goudy" fo:font-size="12pt" fo:language="en" fo:country="US" officeooo:rsid="011becca" officeooo:paragraph-rsid="011becca" style:letter-kerning="false" style:font-name-asian="Modern Antiqua1" style:font-size-asian="12pt" style:language-asian="zh" style:country-asian="CN" style:font-name-complex="Modern Antiqua1" style:font-size-complex="12pt" style:language-complex="hi" style:country-complex="IN"/>
    </style:style>
    <style:style style:name="P155" style:family="paragraph" style:parent-style-name="Heading_20_3">
      <style:text-properties fo:color="#3d85c6" loext:opacity="100%" style:font-name="Goudy" fo:font-size="12pt" fo:language="en" fo:country="US" officeooo:rsid="011d9807" officeooo:paragraph-rsid="011d9807" style:letter-kerning="false" style:font-name-asian="Modern Antiqua1" style:font-size-asian="12pt" style:language-asian="zh" style:country-asian="CN" style:font-name-complex="Modern Antiqua1" style:font-size-complex="12pt" style:language-complex="hi" style:country-complex="IN"/>
    </style:style>
    <style:style style:name="P156" style:family="paragraph" style:parent-style-name="Heading_20_3">
      <style:text-properties fo:color="#3d85c6" loext:opacity="100%" style:font-name="Goudy" fo:font-size="12pt" fo:language="en" fo:country="US" officeooo:rsid="0120beb5" officeooo:paragraph-rsid="0120beb5" style:letter-kerning="false" style:font-name-asian="Modern Antiqua1" style:font-size-asian="12pt" style:language-asian="zh" style:country-asian="CN" style:font-name-complex="Modern Antiqua1" style:font-size-complex="12pt" style:language-complex="hi" style:country-complex="IN"/>
    </style:style>
    <style:style style:name="P157" style:family="paragraph" style:parent-style-name="Heading_20_3">
      <style:text-properties fo:color="#3d85c6" loext:opacity="100%" style:font-name="Goudy" fo:font-size="12pt" fo:language="en" fo:country="US" officeooo:rsid="0125ff7f" officeooo:paragraph-rsid="0125ff7f"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fo:font-weight="bold" style:font-weight-asian="bold"/>
    </style:style>
    <style:style style:name="T2" style:family="text">
      <style:text-properties fo:font-weight="bold" officeooo:rsid="00f1bef2" style:font-weight-asian="bold" style:font-weight-complex="normal"/>
    </style:style>
    <style:style style:name="T3" style:family="text">
      <style:text-properties fo:font-weight="bold" officeooo:rsid="00525c1f" style:font-weight-asian="bold"/>
    </style:style>
    <style:style style:name="T4" style:family="text">
      <style:text-properties officeooo:rsid="00069ffa"/>
    </style:style>
    <style:style style:name="T5" style:family="text">
      <style:text-properties officeooo:rsid="0008626a"/>
    </style:style>
    <style:style style:name="T6"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fcdbc6"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1000ff1"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103619b"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105fc62"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officeooo:rsid="011549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49"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50"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115a4fa"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1"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2"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3"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4"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d4a2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de11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f512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0f701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0f887b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fa85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0fbbf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language="en" fo:country="US"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language="en" fo:country="US" fo:font-weight="normal" officeooo:rsid="010b34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language="en" fo:country="US"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language="en" fo:country="US"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language="en" fo:country="US" fo:font-weight="normal" officeooo:rsid="011044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language="en" fo:country="US"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36"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37"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38"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39"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40" style:family="text">
      <style:text-properties style:use-window-font-color="true" loext:opacity="0%" style:font-name="Times New Roman" fo:font-size="10pt" fo:language="en" fo:country="US" officeooo:rsid="00d5742d" style:letter-kerning="false" style:font-name-asian="Spectral1" style:font-size-asian="10pt" style:language-asian="zh" style:country-asian="CN" style:font-name-complex="Spectral1" style:font-size-complex="10pt" style:language-complex="hi" style:country-complex="IN"/>
    </style:style>
    <style:style style:name="T141" style:family="text">
      <style:text-properties style:use-window-font-color="true" loext:opacity="0%" style:font-name="Times New Roman" fo:font-size="10pt" fo:language="en" fo:country="US" officeooo:rsid="00de114e" style:letter-kerning="false" style:font-name-asian="Spectral1" style:font-size-asian="10pt" style:language-asian="zh" style:country-asian="CN" style:font-name-complex="Spectral1" style:font-size-complex="10pt" style:language-complex="hi" style:country-complex="IN"/>
    </style:style>
    <style:style style:name="T142" style:family="text">
      <style:text-properties style:use-window-font-color="true" loext:opacity="0%" style:font-name="Times New Roman" fo:font-size="10pt" fo:language="en" fo:country="US" officeooo:rsid="00de474f" style:letter-kerning="false" style:font-name-asian="Spectral1" style:font-size-asian="10pt" style:language-asian="zh" style:country-asian="CN" style:font-name-complex="Spectral1" style:font-size-complex="10pt" style:language-complex="hi" style:country-complex="IN"/>
    </style:style>
    <style:style style:name="T143" style:family="text">
      <style:text-properties style:use-window-font-color="true" loext:opacity="0%" style:font-name="Times New Roman" fo:font-size="10pt" fo:language="en" fo:country="US" officeooo:rsid="00e0af6c" style:letter-kerning="false" style:font-name-asian="Spectral1" style:font-size-asian="10pt" style:language-asian="zh" style:country-asian="CN" style:font-name-complex="Spectral1" style:font-size-complex="10pt" style:language-complex="hi" style:country-complex="IN"/>
    </style:style>
    <style:style style:name="T144" style:family="text">
      <style:text-properties style:use-window-font-color="true" loext:opacity="0%" style:font-name="Times New Roman" fo:font-size="10pt" fo:language="en" fo:country="US" officeooo:rsid="006f0f47" style:letter-kerning="false" style:font-name-asian="Spectral1" style:font-size-asian="10pt" style:language-asian="zh" style:country-asian="CN" style:font-name-complex="Spectral1" style:font-size-complex="10pt" style:language-complex="hi" style:country-complex="IN"/>
    </style:style>
    <style:style style:name="T145" style:family="text">
      <style:text-properties style:use-window-font-color="true" loext:opacity="0%" style:font-name="Times New Roman" fo:font-size="10pt" fo:language="en" fo:country="US" officeooo:rsid="0076c8ae" style:letter-kerning="false" style:font-name-asian="Spectral1" style:font-size-asian="10pt" style:language-asian="zh" style:country-asian="CN" style:font-name-complex="Spectral1" style:font-size-complex="10pt" style:language-complex="hi" style:country-complex="IN"/>
    </style:style>
    <style:style style:name="T146" style:family="text">
      <style:text-properties style:use-window-font-color="true" loext:opacity="0%" style:font-name="Times New Roman" fo:font-size="10pt" fo:language="en" fo:country="US" officeooo:rsid="00e8a360" style:letter-kerning="false" style:font-name-asian="Spectral1" style:font-size-asian="10pt" style:language-asian="zh" style:country-asian="CN" style:font-name-complex="Spectral1" style:font-size-complex="10pt" style:language-complex="hi" style:country-complex="IN"/>
    </style:style>
    <style:style style:name="T147" style:family="text">
      <style:text-properties style:use-window-font-color="true" loext:opacity="0%" style:font-name="Times New Roman" fo:font-size="10pt" fo:language="en" fo:country="US" officeooo:rsid="0070fa70" style:letter-kerning="false" style:font-name-asian="Spectral1" style:font-size-asian="10pt" style:language-asian="zh" style:country-asian="CN" style:font-name-complex="Spectral1" style:font-size-complex="10pt" style:language-complex="hi" style:country-complex="IN"/>
    </style:style>
    <style:style style:name="T148" style:family="text">
      <style:text-properties style:use-window-font-color="true" loext:opacity="0%" style:font-name="Times New Roman" fo:font-size="10pt" fo:language="en" fo:country="US" officeooo:rsid="0071a09e" style:letter-kerning="false" style:font-name-asian="Spectral1" style:font-size-asian="10pt" style:language-asian="zh" style:country-asian="CN" style:font-name-complex="Spectral1" style:font-size-complex="10pt" style:language-complex="hi" style:country-complex="IN"/>
    </style:style>
    <style:style style:name="T149" style:family="text">
      <style:text-properties style:use-window-font-color="true" loext:opacity="0%" style:font-name="Times New Roman" fo:font-size="10pt" fo:language="en" fo:country="US" officeooo:rsid="00749ee3" style:letter-kerning="false" style:font-name-asian="Spectral1" style:font-size-asian="10pt" style:language-asian="zh" style:country-asian="CN" style:font-name-complex="Spectral1" style:font-size-complex="10pt" style:language-complex="hi" style:country-complex="IN"/>
    </style:style>
    <style:style style:name="T150" style:family="text">
      <style:text-properties style:use-window-font-color="true" loext:opacity="0%" style:font-name="Times New Roman" fo:font-size="10pt" fo:language="en" fo:country="US" officeooo:rsid="00eb7b10" style:letter-kerning="false" style:font-name-asian="Spectral1" style:font-size-asian="10pt" style:language-asian="zh" style:country-asian="CN" style:font-name-complex="Spectral1" style:font-size-complex="10pt" style:language-complex="hi" style:country-complex="IN"/>
    </style:style>
    <style:style style:name="T151" style:family="text">
      <style:text-properties style:use-window-font-color="true" loext:opacity="0%" style:font-name="Times New Roman" fo:font-size="10pt" fo:language="en" fo:country="US" officeooo:rsid="01054f86" style:letter-kerning="false" style:font-name-asian="Spectral1" style:font-size-asian="10pt" style:language-asian="zh" style:country-asian="CN" style:font-name-complex="Spectral1" style:font-size-complex="10pt" style:language-complex="hi" style:country-complex="IN"/>
    </style:style>
    <style:style style:name="T152" style:family="text">
      <style:text-properties style:use-window-font-color="true" loext:opacity="0%" style:font-name="Times New Roman" fo:font-size="10pt" fo:language="en" fo:country="US" officeooo:rsid="0041e7c2" style:letter-kerning="false" style:font-name-asian="Spectral1" style:font-size-asian="10pt" style:language-asian="zh" style:country-asian="CN" style:font-name-complex="Spectral1" style:font-size-complex="10pt" style:language-complex="hi" style:country-complex="IN"/>
    </style:style>
    <style:style style:name="T153" style:family="text">
      <style:text-properties style:use-window-font-color="true" loext:opacity="0%" style:font-name="Times New Roman" fo:font-size="10pt" fo:language="en" fo:country="US" officeooo:rsid="0115a4fa" style:letter-kerning="false" style:font-name-asian="Spectral1" style:font-size-asian="10pt" style:language-asian="zh" style:country-asian="CN" style:font-name-complex="Spectral1" style:font-size-complex="10pt" style:language-complex="hi" style:country-complex="IN"/>
    </style:style>
    <style:style style:name="T154"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55"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56"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57"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58"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59" style:family="text">
      <style:text-properties style:use-window-font-color="true" loext:opacity="0%" style:font-name="Times New Roman" fo:font-size="10pt" fo:language="en" fo:country="US"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60" style:family="text">
      <style:text-properties style:use-window-font-color="true" loext:opacity="0%" style:font-name="Times New Roman" fo:font-size="10pt" fo:language="en" fo:country="US" fo:font-style="italic" officeooo:rsid="00749e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61"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US" fo:font-style="normal" fo:font-weight="normal" officeooo:rsid="0120be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US" fo:font-style="normal" fo:font-weight="normal" officeooo:rsid="0120d17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US" fo:font-style="normal" fo:font-weight="normal" officeooo:rsid="01216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US" fo:font-style="normal" fo:font-weight="normal" officeooo:rsid="01242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173" style:family="text">
      <style:text-properties style:use-window-font-color="true" loext:opacity="0%" style:font-name="Times New Roman" fo:font-size="10pt"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style>
    <style:style style:name="T174" style:family="text">
      <style:text-properties style:use-window-font-color="true" loext:opacity="0%" style:font-name="Times New Roman" fo:font-size="10pt" officeooo:rsid="0041e7c2" style:font-name-asian="Spectral1" style:font-size-asian="10pt" style:font-name-complex="Spectral1" style:font-size-complex="10pt"/>
    </style:style>
    <style:style style:name="T175" style:family="text">
      <style:text-properties officeooo:rsid="000b723e"/>
    </style:style>
    <style:style style:name="T176" style:family="text">
      <style:text-properties officeooo:rsid="000c5f7d"/>
    </style:style>
    <style:style style:name="T177" style:family="text">
      <style:text-properties fo:font-weight="normal" style:font-weight-asian="normal" style:font-weight-complex="normal"/>
    </style:style>
    <style:style style:name="T178" style:family="text">
      <style:text-properties fo:font-weight="normal" officeooo:rsid="000c5f7d" style:font-weight-asian="normal" style:font-weight-complex="normal"/>
    </style:style>
    <style:style style:name="T179" style:family="text">
      <style:text-properties fo:font-weight="normal" officeooo:rsid="0011b15f" style:font-weight-asian="normal" style:font-weight-complex="normal"/>
    </style:style>
    <style:style style:name="T180" style:family="text">
      <style:text-properties fo:font-weight="normal" officeooo:rsid="0016e923" style:font-weight-asian="normal" style:font-weight-complex="normal"/>
    </style:style>
    <style:style style:name="T181" style:family="text">
      <style:text-properties fo:font-weight="normal" officeooo:rsid="003e4c9e" style:font-weight-asian="normal" style:font-weight-complex="normal"/>
    </style:style>
    <style:style style:name="T182" style:family="text">
      <style:text-properties fo:font-weight="normal" officeooo:rsid="004aa788" style:font-weight-asian="normal" style:font-weight-complex="normal"/>
    </style:style>
    <style:style style:name="T183" style:family="text">
      <style:text-properties fo:font-weight="normal" officeooo:rsid="006eafdf" style:font-weight-asian="normal" style:font-weight-complex="normal"/>
    </style:style>
    <style:style style:name="T184" style:family="text">
      <style:text-properties fo:font-weight="normal" officeooo:rsid="00bece14" style:font-weight-asian="normal" style:font-weight-complex="normal"/>
    </style:style>
    <style:style style:name="T185" style:family="text">
      <style:text-properties fo:font-weight="normal" officeooo:rsid="00f1bef2" style:font-weight-asian="normal" style:font-weight-complex="normal"/>
    </style:style>
    <style:style style:name="T186" style:family="text">
      <style:text-properties fo:font-weight="normal" officeooo:rsid="00f2c9d6" style:font-weight-asian="normal" style:font-weight-complex="normal"/>
    </style:style>
    <style:style style:name="T187" style:family="text">
      <style:text-properties fo:font-weight="normal" officeooo:rsid="0107a49c" style:font-weight-asian="normal" style:font-weight-complex="normal"/>
    </style:style>
    <style:style style:name="T188" style:family="text">
      <style:text-properties fo:font-weight="normal" officeooo:rsid="00525c1f" style:font-weight-asian="normal" style:font-weight-complex="normal"/>
    </style:style>
    <style:style style:name="T189" style:family="text">
      <style:text-properties fo:font-weight="normal" officeooo:rsid="01197f9f" style:font-weight-asian="normal" style:font-weight-complex="normal"/>
    </style:style>
    <style:style style:name="T190" style:family="text">
      <style:text-properties officeooo:rsid="000fd066"/>
    </style:style>
    <style:style style:name="T191" style:family="text">
      <style:text-properties officeooo:rsid="0011f1a1"/>
    </style:style>
    <style:style style:name="T192" style:family="text">
      <style:text-properties officeooo:rsid="001ccd6c"/>
    </style:style>
    <style:style style:name="T193" style:family="text">
      <style:text-properties officeooo:rsid="00209f4b"/>
    </style:style>
    <style:style style:name="T194" style:family="text">
      <style:text-properties officeooo:rsid="00212b58"/>
    </style:style>
    <style:style style:name="T195" style:family="text">
      <style:text-properties officeooo:rsid="00432310"/>
    </style:style>
    <style:style style:name="T196" style:family="text">
      <style:text-properties fo:font-variant="normal" fo:text-transform="none" fo:letter-spacing="normal" fo:language="en" fo:country="US" fo:font-style="normal" officeooo:rsid="008afe7d"/>
    </style:style>
    <style:style style:name="T197" style:family="text">
      <style:text-properties fo:font-variant="normal" fo:text-transform="none" fo:letter-spacing="normal" fo:language="en" fo:country="US" fo:font-style="normal" fo:font-weight="bold" officeooo:rsid="008afe7d" style:font-weight-asian="bold"/>
    </style:style>
    <style:style style:name="T198" style:family="text">
      <style:text-properties fo:font-variant="normal" fo:text-transform="none" fo:letter-spacing="normal" fo:language="en" fo:country="US" fo:font-style="normal" fo:font-weight="bold" officeooo:rsid="00525c1f" style:font-weight-asian="bold"/>
    </style:style>
    <style:style style:name="T199" style:family="text">
      <style:text-properties fo:font-variant="normal" fo:text-transform="none" fo:letter-spacing="normal" fo:language="en" fo:country="US" fo:font-style="normal" fo:font-weight="normal" officeooo:rsid="0094e867" style:font-weight-asian="normal" style:font-weight-complex="normal"/>
    </style:style>
    <style:style style:name="T200" style:family="text">
      <style:text-properties fo:font-variant="normal" fo:text-transform="none" fo:letter-spacing="normal" fo:language="en" fo:country="US" fo:font-style="normal" fo:font-weight="normal" officeooo:rsid="004aa788" style:font-weight-asian="normal" style:font-weight-complex="normal"/>
    </style:style>
    <style:style style:name="T201" style:family="text">
      <style:text-properties fo:font-variant="normal" fo:text-transform="none" fo:letter-spacing="normal" fo:language="en" fo:country="US" fo:font-style="normal" fo:font-weight="normal" officeooo:rsid="00525c1f" style:font-weight-asian="normal" style:font-weight-complex="normal"/>
    </style:style>
    <style:style style:name="T202" style:family="text">
      <style:text-properties fo:font-variant="normal" fo:text-transform="none" fo:letter-spacing="normal" fo:language="en" fo:country="US" fo:font-style="normal" fo:font-weight="normal" officeooo:rsid="0107a49c" style:font-weight-asian="normal" style:font-weight-complex="normal"/>
    </style:style>
    <style:style style:name="T203" style:family="text">
      <style:text-properties fo:font-variant="normal" fo:text-transform="none" fo:letter-spacing="normal" fo:language="en" fo:country="US" fo:font-style="normal" fo:font-weight="normal" officeooo:rsid="01172cd1" style:font-weight-asian="normal" style:font-weight-complex="normal"/>
    </style:style>
    <style:style style:name="T204" style:family="text">
      <style:text-properties fo:font-variant="normal" fo:text-transform="none" fo:letter-spacing="normal" fo:language="en" fo:country="US" fo:font-style="normal" fo:font-weight="normal" officeooo:rsid="0115a4fa" style:font-weight-asian="normal" style:font-weight-complex="normal"/>
    </style:style>
    <style:style style:name="T205" style:family="text">
      <style:text-properties fo:font-variant="normal" fo:text-transform="none" fo:letter-spacing="normal" fo:language="en" fo:country="US" fo:font-style="normal" officeooo:rsid="008b0c31"/>
    </style:style>
    <style:style style:name="T206" style:family="text">
      <style:text-properties fo:font-variant="normal" fo:text-transform="none" fo:letter-spacing="normal" fo:language="en" fo:country="US" fo:font-style="normal" officeooo:rsid="00921dc9"/>
    </style:style>
    <style:style style:name="T207" style:family="text">
      <style:text-properties fo:font-variant="normal" fo:text-transform="none" fo:letter-spacing="normal" fo:language="en" fo:country="US" fo:font-style="normal" officeooo:rsid="00525c1f"/>
    </style:style>
    <style:style style:name="T208" style:family="text">
      <style:text-properties fo:font-variant="normal" fo:text-transform="none" fo:letter-spacing="normal" fo:font-style="normal" fo:font-weight="bold" officeooo:rsid="00525c1f" style:font-weight-asian="bold"/>
    </style:style>
    <style:style style:name="T209" style:family="text">
      <style:text-properties fo:font-variant="normal" fo:text-transform="none" fo:letter-spacing="normal" fo:font-style="normal" fo:font-weight="normal" style:font-weight-asian="normal" style:font-weight-complex="normal"/>
    </style:style>
    <style:style style:name="T210" style:family="text">
      <style:text-properties fo:font-variant="normal" fo:text-transform="none" fo:letter-spacing="normal" fo:font-style="normal" fo:font-weight="normal" officeooo:rsid="004aa788" style:font-weight-asian="normal" style:font-weight-complex="normal"/>
    </style:style>
    <style:style style:name="T211" style:family="text">
      <style:text-properties fo:font-variant="normal" fo:text-transform="none" fo:letter-spacing="normal" fo:font-style="normal" fo:font-weight="normal" officeooo:rsid="0107a49c" style:font-weight-asian="normal" style:font-weight-complex="normal"/>
    </style:style>
    <style:style style:name="T212" style:family="text">
      <style:text-properties fo:font-variant="normal" fo:text-transform="none" fo:letter-spacing="normal" fo:font-style="normal" fo:font-weight="normal" officeooo:rsid="00525c1f" style:font-weight-asian="normal" style:font-weight-complex="normal"/>
    </style:style>
    <style:style style:name="T213" style:family="text">
      <style:text-properties fo:font-variant="normal" fo:text-transform="none" fo:letter-spacing="normal" fo:font-style="normal" fo:font-weight="normal" officeooo:rsid="0125ff7f" style:font-weight-asian="normal" style:font-weight-complex="normal"/>
    </style:style>
    <style:style style:name="T214" style:family="text">
      <style:text-properties fo:font-variant="normal" fo:text-transform="none" fo:letter-spacing="normal" fo:font-style="normal" officeooo:rsid="00525c1f"/>
    </style:style>
    <style:style style:name="T215"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fo:font-variant="normal" fo:text-transform="none" style:use-window-font-color="true" loext:opacity="0%" style:font-name="Times New Roman" fo:font-size="10pt" fo:letter-spacing="normal" fo:language="en" fo:country="US" fo:font-style="normal" officeooo:rsid="0041e7c2"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2"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3" style:family="text">
      <style:text-properties fo:font-variant="normal" fo:text-transform="none" style:use-window-font-color="true" loext:opacity="0%" style:font-name="Times New Roman" fo:font-size="10pt" fo:letter-spacing="normal" fo:language="en" fo:country="US" fo:font-style="normal" fo:font-weight="normal" officeooo:rsid="00f0816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4" style:family="text">
      <style:text-properties fo:font-variant="normal" fo:text-transform="none" style:use-window-font-color="true" loext:opacity="0%" style:font-name="Times New Roman" fo:font-size="10pt" fo:letter-spacing="normal" fo:language="en" fo:country="US" fo:font-style="normal" fo:font-weight="normal" officeooo:rsid="0105fc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5" style:family="text">
      <style:text-properties fo:font-variant="normal" fo:text-transform="none" style:use-window-font-color="true" loext:opacity="0%" style:font-name="Times New Roman" fo:font-size="10pt" fo:letter-spacing="normal" fo:language="en" fo:country="US" fo:font-style="normal"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6"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7" style:family="text">
      <style:text-properties fo:font-variant="normal" fo:text-transform="none" style:use-window-font-color="true" loext:opacity="0%" style:font-name="Times New Roman" fo:font-size="10pt" fo:letter-spacing="normal" fo:language="en" fo:country="US" fo:font-style="normal" fo:font-weight="normal" officeooo:rsid="0107c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8" style:family="text">
      <style:text-properties fo:font-variant="normal" fo:text-transform="none" style:use-window-font-color="true" loext:opacity="0%" style:font-name="Times New Roman" fo:font-size="10pt" fo:letter-spacing="normal" fo:language="en" fo:country="US" fo:font-style="normal" fo:font-weight="normal" officeooo:rsid="01094b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9" style:family="text">
      <style:text-properties fo:font-variant="normal" fo:text-transform="none" style:use-window-font-color="true" loext:opacity="0%" style:font-name="Times New Roman" fo:font-size="10pt" fo:letter-spacing="normal" fo:language="en" fo:country="US" fo:font-style="normal" fo:font-weight="normal" officeooo: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0" style:family="text">
      <style:text-properties fo:font-variant="normal" fo:text-transform="none" style:use-window-font-color="true" loext:opacity="0%" style:font-name="Times New Roman" fo:font-size="10pt" fo:letter-spacing="normal" fo:language="en" fo:country="US" fo:font-style="normal"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1" style:family="text">
      <style:text-properties fo:font-variant="normal" fo:text-transform="none" style:use-window-font-color="true" loext:opacity="0%" style:font-name="Times New Roman" fo:font-size="10pt" fo:letter-spacing="normal" fo:language="en" fo:country="US" fo:font-style="normal" fo:font-weight="normal" officeooo:rsid="01172c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2" style:family="text">
      <style:text-properties fo:font-variant="normal" fo:text-transform="none" style:use-window-font-color="true" loext:opacity="0%" style:font-name="Times New Roman" fo:font-size="10pt" fo:letter-spacing="normal" fo:language="en" fo:country="US" fo:font-style="normal" fo:font-weight="normal" officeooo:rsid="0118aa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3" style:family="text">
      <style:text-properties fo:font-variant="normal" fo:text-transform="none" style:use-window-font-color="true" loext:opacity="0%" style:font-name="Times New Roman" fo:font-size="10pt" fo:letter-spacing="normal" fo:language="en" fo:country="US" fo:font-style="normal" fo:font-weight="normal" officeooo: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4" style:family="text">
      <style:text-properties fo:font-variant="normal" fo:text-transform="none" style:use-window-font-color="true" loext:opacity="0%" style:font-name="Times New Roman" fo:font-size="10pt" fo:letter-spacing="normal" fo:font-style="normal" officeooo:rsid="01262f3f" style:letter-kerning="false" style:font-name-asian="Spectral1" style:font-size-asian="10pt" style:language-asian="zh" style:country-asian="CN" style:font-name-complex="Spectral1" style:font-size-complex="10pt" style:language-complex="hi" style:country-complex="IN"/>
    </style:style>
    <style:style style:name="T235" style:family="text">
      <style:text-properties fo:font-variant="normal" fo:text-transform="none" style:use-window-font-color="true" loext:opacity="0%" style:font-name="Times New Roman" fo:font-size="10pt" fo:letter-spacing="normal" fo:font-style="normal" officeooo:rsid="0041e7c2" style:font-name-asian="Spectral1" style:font-size-asian="10pt" style:font-name-complex="Spectral1" style:font-size-complex="10pt"/>
    </style:style>
    <style:style style:name="T236" style:family="text">
      <style:text-properties fo:font-variant="normal" fo:text-transform="none" style:use-window-font-color="true" loext:opacity="0%" style:font-name="Times New Roman" fo:font-size="10pt" fo:letter-spacing="normal" fo:font-style="normal" fo:font-weight="normal" officeooo:rsid="0115a4fa" style:font-name-asian="Spectral1" style:font-size-asian="10pt" style:font-weight-asian="normal" style:font-name-complex="Spectral1" style:font-size-complex="10pt" style:font-weight-complex="normal"/>
    </style:style>
    <style:style style:name="T237" style:family="text">
      <style:text-properties fo:font-variant="normal" fo:text-transform="none" style:use-window-font-color="true" loext:opacity="0%" style:font-name="Times New Roman" fo:font-size="10pt" fo:letter-spacing="normal" fo:font-style="normal" fo:font-weight="bold" officeooo:rsid="01262f3f" style:font-name-asian="Spectral1" style:font-size-asian="10pt" style:font-weight-asian="bold" style:font-name-complex="Spectral1" style:font-size-complex="10pt"/>
    </style:style>
    <style:style style:name="T238"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239"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240"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241"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242"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243"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244" style:family="text">
      <style:text-properties fo:color="#3d85c6" loext:opacity="100%" style:font-name="Goudy" fo:font-size="12pt" fo:language="en" fo:country="US" officeooo:rsid="01154959" style:letter-kerning="false" style:font-name-asian="Modern Antiqua1" style:font-size-asian="12pt" style:language-asian="zh" style:country-asian="CN" style:font-name-complex="Modern Antiqua1" style:font-size-complex="12pt" style:language-complex="hi" style:country-complex="IN"/>
    </style:style>
    <style:style style:name="T245" style:family="text">
      <style:text-properties fo:color="#3d85c6" loext:opacity="100%" style:font-name="Goudy" fo:font-size="12pt" fo:language="en" fo:country="US" officeooo:rsid="010d5842" style:letter-kerning="false" style:font-name-asian="Modern Antiqua1" style:font-size-asian="12pt" style:language-asian="zh" style:country-asian="CN" style:font-name-complex="Modern Antiqua1" style:font-size-complex="12pt" style:language-complex="hi" style:country-complex="IN"/>
    </style:style>
    <style:style style:name="T246" style:family="text">
      <style:text-properties officeooo:rsid="00525c1f"/>
    </style:style>
    <style:style style:name="T247" style:family="text">
      <style:text-properties officeooo:rsid="0061aaeb"/>
    </style:style>
    <style:style style:name="T248" style:family="text">
      <style:text-properties fo:language="en" fo:country="US"/>
    </style:style>
    <style:style style:name="T249" style:family="text">
      <style:text-properties fo:language="en" fo:country="US" fo:font-weight="bold" style:font-weight-asian="bold"/>
    </style:style>
    <style:style style:name="T250" style:family="text">
      <style:text-properties fo:language="en" fo:country="US" fo:font-weight="bold" officeooo:rsid="00431722" style:font-weight-asian="bold"/>
    </style:style>
    <style:style style:name="T251" style:family="text">
      <style:text-properties fo:language="en" fo:country="US" fo:font-weight="bold" officeooo:rsid="00525c1f" style:font-weight-asian="bold"/>
    </style:style>
    <style:style style:name="T252" style:family="text">
      <style:text-properties fo:language="en" fo:country="US" fo:font-weight="normal" officeooo:rsid="0067e22d" style:font-weight-asian="normal" style:font-weight-complex="normal"/>
    </style:style>
    <style:style style:name="T253" style:family="text">
      <style:text-properties fo:language="en" fo:country="US" fo:font-weight="normal" officeooo:rsid="007bf1a9" style:font-weight-asian="normal" style:font-weight-complex="normal"/>
    </style:style>
    <style:style style:name="T254" style:family="text">
      <style:text-properties fo:language="en" fo:country="US" fo:font-weight="normal" officeooo:rsid="00887174" style:font-weight-asian="normal" style:font-weight-complex="normal"/>
    </style:style>
    <style:style style:name="T255" style:family="text">
      <style:text-properties fo:language="en" fo:country="US" fo:font-weight="normal" officeooo:rsid="00bafaac" style:font-weight-asian="normal" style:font-weight-complex="normal"/>
    </style:style>
    <style:style style:name="T256" style:family="text">
      <style:text-properties fo:language="en" fo:country="US" fo:font-weight="normal" officeooo:rsid="00f2c9d6" style:font-weight-asian="normal" style:font-weight-complex="normal"/>
    </style:style>
    <style:style style:name="T257" style:family="text">
      <style:text-properties fo:language="en" fo:country="US" fo:font-weight="normal" officeooo:rsid="00f3319b" style:font-weight-asian="normal" style:font-weight-complex="normal"/>
    </style:style>
    <style:style style:name="T258" style:family="text">
      <style:text-properties fo:language="en" fo:country="US" fo:font-weight="normal" officeooo:rsid="00f51206" style:font-weight-asian="normal" style:font-weight-complex="normal"/>
    </style:style>
    <style:style style:name="T259" style:family="text">
      <style:text-properties fo:language="en" fo:country="US" fo:font-weight="normal" officeooo:rsid="00efb7db" style:font-weight-asian="normal" style:font-weight-complex="normal"/>
    </style:style>
    <style:style style:name="T260" style:family="text">
      <style:text-properties fo:language="en" fo:country="US" fo:font-weight="normal" officeooo:rsid="00525c1f" style:font-weight-asian="normal" style:font-weight-complex="normal"/>
    </style:style>
    <style:style style:name="T261" style:family="text">
      <style:text-properties fo:language="en" fo:country="US" fo:font-weight="normal" officeooo:rsid="01054f86" style:font-weight-asian="normal" style:font-weight-complex="normal"/>
    </style:style>
    <style:style style:name="T262" style:family="text">
      <style:text-properties fo:language="en" fo:country="US" fo:font-weight="normal" officeooo:rsid="004aa788" style:font-weight-asian="normal" style:font-weight-complex="normal"/>
    </style:style>
    <style:style style:name="T263" style:family="text">
      <style:text-properties fo:language="en" fo:country="US" fo:font-weight="normal" officeooo:rsid="01172cd1" style:font-weight-asian="normal" style:font-weight-complex="normal"/>
    </style:style>
    <style:style style:name="T264" style:family="text">
      <style:text-properties fo:language="en" fo:country="US" officeooo:rsid="00431722"/>
    </style:style>
    <style:style style:name="T265" style:family="text">
      <style:text-properties fo:language="en" fo:country="US" officeooo:rsid="007af421"/>
    </style:style>
    <style:style style:name="T266" style:family="text">
      <style:text-properties fo:language="en" fo:country="US" officeooo:rsid="007bf1a9"/>
    </style:style>
    <style:style style:name="T267" style:family="text">
      <style:text-properties fo:language="en" fo:country="US" officeooo:rsid="009912ea"/>
    </style:style>
    <style:style style:name="T268" style:family="text">
      <style:text-properties fo:language="en" fo:country="US" officeooo:rsid="009ae13a"/>
    </style:style>
    <style:style style:name="T269" style:family="text">
      <style:text-properties fo:language="en" fo:country="US" officeooo:rsid="00a9716e"/>
    </style:style>
    <style:style style:name="T270" style:family="text">
      <style:text-properties fo:language="en" fo:country="US" officeooo:rsid="0069a269"/>
    </style:style>
    <style:style style:name="T271" style:family="text">
      <style:text-properties fo:language="en" fo:country="US" officeooo:rsid="00b22489"/>
    </style:style>
    <style:style style:name="T272" style:family="text">
      <style:text-properties fo:language="en" fo:country="US" officeooo:rsid="00b735cb"/>
    </style:style>
    <style:style style:name="T273" style:family="text">
      <style:text-properties fo:language="en" fo:country="US" officeooo:rsid="00b8fc9d"/>
    </style:style>
    <style:style style:name="T274" style:family="text">
      <style:text-properties fo:language="en" fo:country="US" officeooo:rsid="00525c1f"/>
    </style:style>
    <style:style style:name="T275" style:family="text">
      <style:text-properties officeooo:rsid="00696b93"/>
    </style:style>
    <style:style style:name="T276" style:family="text">
      <style:text-properties officeooo:rsid="006b9210"/>
    </style:style>
    <style:style style:name="T277" style:family="text">
      <style:text-properties officeooo:rsid="006eafdf"/>
    </style:style>
    <style:style style:name="T278" style:family="text">
      <style:text-properties officeooo:rsid="007bf1a9"/>
    </style:style>
    <style:style style:name="T279" style:family="text">
      <style:text-properties officeooo:rsid="009912ea"/>
    </style:style>
    <style:style style:name="T280" style:family="text">
      <style:text-properties officeooo:rsid="00ab563f"/>
    </style:style>
    <style:style style:name="T281" style:family="text">
      <style:text-properties fo:font-style="italic" style:font-style-asian="italic" style:font-style-complex="italic"/>
    </style:style>
    <style:style style:name="T282" style:family="text">
      <style:text-properties fo:font-style="normal" style:font-style-asian="normal" style:font-style-complex="normal"/>
    </style:style>
    <style:style style:name="T283" style:family="text">
      <style:text-properties officeooo:rsid="00c5a8e2"/>
    </style:style>
    <style:style style:name="T284" style:family="text">
      <style:text-properties officeooo:rsid="00cbd9a1"/>
    </style:style>
    <style:style style:name="T285" style:family="text">
      <style:text-properties officeooo:rsid="00d6d9b7"/>
    </style:style>
    <style:style style:name="T286" style:family="text">
      <style:text-properties officeooo:rsid="00dd66a3"/>
    </style:style>
    <style:style style:name="T287" style:family="text">
      <style:text-properties officeooo:rsid="00e5eac1"/>
    </style:style>
    <style:style style:name="T288" style:family="text">
      <style:text-properties officeooo:rsid="00fbbf95"/>
    </style:style>
    <style:style style:name="T289" style:family="text">
      <style:text-properties officeooo:rsid="00fcdbc6"/>
    </style:style>
    <style:style style:name="T290" style:family="text">
      <style:text-properties officeooo:rsid="011becca"/>
    </style:style>
    <style:style style:name="T291" style:family="text">
      <style:text-properties officeooo:rsid="011f56c2"/>
    </style:style>
    <style:style style:name="T292" style:family="text">
      <style:text-properties officeooo:rsid="01262f3f"/>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8" text:outline-level="1">Charms</text:h>
      <text:p text:style-name="P4"/>
      <text:p text:style-name="P4"/>
      <text:section text:style-name="Sect1" text:name="TextSection">
        <text:h text:style-name="P83" text:outline-level="2">Global Charms</text:h>
        <text:h text:style-name="P88" text:outline-level="3">Inescapable Judgment</text:h>
        <text:p text:style-name="P3"><text:span text:style-name="T1">Cost: </text:span>2m<text:line-break/><text:span text:style-name="T1">Type:</text:span> Supplemental<text:line-break/><text:span text:style-name="T1">Mins:</text:span> (Ranged Ability) 1</text:p>
        <text:p text:style-name="P3">With perfect control, the Solar lets loose a ranged attack that follows a perfect arc, angle, or even a series of ricochets to reach its target, diminishing the target’s Cover. <text:span text:style-name="T286">Those in Full Cover only gain Partial Defense, while those in any less find their cover becoming meaningless.</text:span></text:p>
        <text:h text:style-name="P84" text:outline-level="2">Archery</text:h>
        <text:h text:style-name="P99" text:outline-level="3">Phantom Arrow Technique</text:h>
        <text:p text:style-name="P9"><text:span text:style-name="T1">Cost:</text:span> <text:span text:style-name="T279">1</text:span>m<text:line-break/><text:span text:style-name="T1">Type:</text:span> Supplemental<text:line-break/><text:span text:style-name="T1">Mins</text:span>: Archery <text:span text:style-name="T279">1</text:span></text:p>
        <text:p text:style-name="P34"><text:span text:style-name="T267">Instead of ammunition, the </text:span><text:span text:style-name="T120">Solar</text:span><text:span text:style-name="T267"> may </text:span><text:span text:style-name="T120">use</text:span><text:span text:style-name="T267"> their very anima. Once struck, this dissolves, leaving no evidence behind.</text:span></text:p>
        <text:h text:style-name="P88" text:outline-level="3">Spirit Piercing Technique</text:h>
        <text:p text:style-name="P3"><text:span text:style-name="T1">Cost:</text:span> 2m<text:line-break/><text:span text:style-name="T1">Type:</text:span> Supplemental (Attack)<text:line-break/><text:span text:style-name="T1">Mins</text:span>: Archery 3</text:p>
        <text:p text:style-name="P5">The Solar infuses their arrow with their golden anima <text:span text:style-name="T4">and lets it loose in a perfect arch, streaming with concentrated Soulfire. </text:span><text:span text:style-name="T5">Spirits such as</text:span><text:span text:style-name="T4"> </text:span><text:span text:style-name="T5">g</text:span><text:span text:style-name="T4">hosts, </text:span><text:span text:style-name="T7">elementals, and </text:span><text:span text:style-name="T5">gods </text:span><text:span text:style-name="T4">can be pierced by these arrows—negating the</text:span><text:span text:style-name="T5">ir</text:span><text:span text:style-name="T4"> (Immaterial) defense.</text:span></text:p>
        <text:p text:style-name="P5">Creatures of Darkness suffer an additional (+Essence) damage from this attack.</text:p>
        <text:h text:style-name="P89" text:outline-level="3">Splitting the Arrow</text:h>
        <text:p text:style-name="P6"><text:span text:style-name="T1">Cost: </text:span><text:span text:style-name="T178">3</text:span>m<text:line-break/><text:span text:style-name="T1">Type: </text:span>Supplemental<text:line-break/><text:span text:style-name="T1">Mins: </text:span>Archery 4</text:p>
        <text:p text:style-name="P6">The Exalt strikes with unerring accuracy and lethal<text:span text:style-name="T247">ity</text:span>, finding the smallest chink of armor and exploiting it. <text:span text:style-name="T176">The Archery action targets Evasion, instead of DV.</text:span></text:p>
        <text:p text:style-name="P6"><text:span text:style-name="T1">Upgrade</text:span>: At Essence 4, this charm deals an extra +2 damage. </text:p>
        <text:h text:style-name="P88" text:outline-level="3">Solar Spike</text:h>
        <text:p text:style-name="P3"><text:span text:style-name="T1">Cost:</text:span> 5m, <text:span text:style-name="T175">2</text:span>i<text:line-break/><text:span text:style-name="T1">Type:</text:span> <text:span text:style-name="T8">Supplemental (Flurry)</text:span><text:line-break/><text:span text:style-name="T1">Mins</text:span>: Archery 4</text:p>
        <text:p text:style-name="P3">Conjuring the deepest Intimacy, the Solar lashes out with a spike of Soulfire, launching a Flurry Attack <text:span text:style-name="T9">that deals a +(</text:span><text:span text:style-name="T10">2</text:span><text:span text:style-name="T9">) damage </text:span><text:span text:style-name="T11">each, up to (Essence) targets</text:span></text:p>
        <text:p text:style-name="Exalted"><text:span text:style-name="T248">The spike </text:span><text:span text:style-name="T143">jumps</text:span><text:span text:style-name="T248"> from target to target like lightning, and may continue past the Solar’s typically range boundary so long as each target is within Short Range of the last.</text:span></text:p>
        <text:h text:style-name="P143" text:outline-level="10">Greater Charms</text:h>
        <text:h text:style-name="P88" text:outline-level="3">The Mark of Judgment</text:h>
        <text:p text:style-name="P3"><text:span text:style-name="T1">Cost:</text:span> 8m, 3i<text:line-break/><text:span text:style-name="T1">Type: </text:span><text:span text:style-name="T12">Simple</text:span>; Scene<text:line-break/><text:span text:style-name="T1">Mins</text:span>: Archery 4</text:p>
        <text:p text:style-name="P3">The Solar marks a specific target, burning it perfectly into their mind. The Solar Archer ignores all Partial Defenses against the target, and gains +1 automatic success on <text:span text:style-name="T13">Accuracy Rolls</text:span>.</text:p>
        <text:p text:style-name="P3">Alternatively a specific location may be marked (no larger than 6 meters in diameter), allowing the Solar to freely and reflexively attack any who enter the location. This does not grant the Partial Defense removal <text:span text:style-name="T190">n</text:span>or automatic success.</text:p>
        <text:h text:style-name="P114" text:outline-level="3"><text:span text:style-name="T239">Whispered Prayers </text:span><text:span text:style-name="T240">of </text:span><text:span text:style-name="T241">Retribution</text:span></text:h>
        <text:p text:style-name="P35"><text:span text:style-name="T249">Cost:</text:span><text:span text:style-name="T248"> </text:span><text:span text:style-name="T269">5</text:span><text:span text:style-name="T248">m, </text:span><text:span text:style-name="T268">3</text:span><text:span text:style-name="T248">i<text:line-break/></text:span><text:span text:style-name="T249">Type: </text:span><text:span text:style-name="T122">Supplemental</text:span><text:span text:style-name="T248"><text:line-break/></text:span><text:span text:style-name="T249">Mins</text:span><text:span text:style-name="T248">: Archer</text:span><text:span text:style-name="T268">y</text:span><text:span text:style-name="T248"> </text:span><text:span text:style-name="T268">5</text:span></text:p>
        <text:p text:style-name="P17">Wrapping all of the emotions, horrors, and pain the Solar has seen into their arrow, they pierce it into their target and force them to experience <text:span text:style-name="T280">it all in a flashing moment.</text:span></text:p>
        <text:p text:style-name="P18">On a successful Archery Attack Maneuver or Strike, the target suffers through visions and the emotions imparted on them, causing them to lose their next action. Targets without emotions are not effected, and the same target cannot be hit twice in a row.</text:p>
        <text:p text:style-name="P10"><text:span text:style-name="T29">This may be used outside of combat. </text:span><text:span text:style-name="T30">As well, the Player can choose to do no physical damage with this attack—as they may form the projectile from their anima </text:span><text:span text:style-name="T31">and emotion</text:span><text:span text:style-name="T30">.</text:span></text:p>
        <text:h text:style-name="P88" text:outline-level="3">Searing Sunfire Interdiction</text:h>
        <text:p text:style-name="Exalted"><text:span text:style-name="T249">Cost:</text:span><text:span text:style-name="T248"> 10m, 4i<text:line-break/></text:span><text:span text:style-name="T249">Type: </text:span><text:span text:style-name="T121">Simple</text:span><text:span text:style-name="T248"><text:line-break/></text:span><text:span text:style-name="T249">Mins</text:span><text:span text:style-name="T248">: Archery 5</text:span></text:p>
        <text:p text:style-name="P3">The Solar focuses all their Wrath into a single shot, and selects a target location—such as where a person is standing. They then launch a streaming arrow of light into the air.</text:p>
        <text:p text:style-name="P3">At the start of the next Round, the arrow crashes down at the targeted location, dealing [Archery + (Essence) x2] damage to all within Short Range of the target location.</text:p>
        <text:p text:style-name="P3">For the remainder of the scene, the affected area becomes bathed in Soulfire Environmental Damage. (Essence) per Round. </text:p>
        <text:h text:style-name="P84" text:outline-level="2">Athletics</text:h>
        <text:h text:style-name="P88" text:outline-level="3">Shadow over Water</text:h>
        <text:p text:style-name="P3"><text:span text:style-name="T1">Cost: </text:span>2m<text:line-break/><text:span text:style-name="T1">Type: </text:span>Reflexive<text:line-break/><text:span text:style-name="T1">Mins: </text:span>Athletics 2</text:p>
        <text:p text:style-name="P3">The Solar may negate up to (Essence) Disadvantages imposed on their Evasion.</text:p>
        <text:h text:style-name="P88" text:outline-level="3">Burning Corona Evasion</text:h>
        <text:p text:style-name="P3"><text:span text:style-name="T1">Cost: </text:span><text:span text:style-name="T179">2</text:span>m<text:line-break/><text:span text:style-name="T1">Type: </text:span>Reflexive<text:line-break/><text:span text:style-name="T1">Mins: </text:span>Athletics 3</text:p>
        <text:p text:style-name="P3">The Solar flares a glimpse of their anima at just the right moment, temporarily blinding their opponent as they attack them.</text:p>
        <text:p text:style-name="P3">When defending with Evasion, the Solar <text:span text:style-name="T14">will</text:span> force the attacker to lose 2 Impulse <text:span text:style-name="T191">on their Accuracy</text:span>, If <text:span text:style-name="T15">the attacker only had 2 Impulse, they automatically miss.</text:span></text:p>
        <text:h text:style-name="P88" text:outline-level="3">Foe-Vaulting Method</text:h>
        <text:p text:style-name="P3"><text:span text:style-name="T1">Cost: </text:span>4m<text:line-break/><text:span text:style-name="T1">Type: </text:span><text:span text:style-name="T37">Supplemental (</text:span><text:span text:style-name="T38">Disengage</text:span><text:span text:style-name="T37">)</text:span><text:line-break/><text:span text:style-name="T1">Mins: </text:span>Athletics 3</text:p>
        <text:p text:style-name="P3">Swift as the wind, the Solar may vault across, above, or around an enemy with blurring speed.</text:p>
        <text:p text:style-name="P15">The character proactively rolls (Dex + Athletics) against their pursuer’s Evasion, instead of the normal disengage roll. (If there are multiple enemies, choose the target with the highest Evasion.)</text:p>
        <text:p text:style-name="P15">On Success, disengage to Short Range, and force the target to lose (Threshold Successes) Impulse. If they do not have enough Impulse, the target become Stunned.</text:p>
        <text:h text:style-name="P88" text:outline-level="3">Seven Shadows Evasion</text:h>
        <text:p text:style-name="P3"><text:span text:style-name="T1">Cost: </text:span><text:span text:style-name="T180">3</text:span>m<text:line-break/><text:span text:style-name="T1">Type: </text:span>Reflexive<text:line-break/><text:span text:style-name="T1">Mins: </text:span>Athletics 4</text:p>
        <text:p text:style-name="P3">The Solar is as swift as the shadows they cast, and may Increase their Evasion against an attack by (Essence).</text:p>
        <text:h text:style-name="P143" text:outline-level="10">Greater Charms</text:h>
        <text:h text:style-name="P88" text:outline-level="3">Sunlight’s Advance</text:h>
        <text:p text:style-name="P3"><text:span text:style-name="T1">Cost: </text:span>--<text:span text:style-name="T1"><text:line-break/>Type: </text:span>Permanent<text:line-break/><text:span text:style-name="T1">Mins: </text:span>Athletics 4</text:p>
        <text:p text:style-name="P3">All of The Solar’s movement is doubled—rolls depending on speed add an additional (Athletics) dice. Leaps and bounds are also doubled.</text:p>
        <text:p text:style-name="P3">In combat, <text:span text:style-name="T16">Dashes may be taken at no penalty.</text:span></text:p>
        <text:h text:style-name="P88" text:outline-level="3">Eagle-Wing Style</text:h>
        <text:p text:style-name="P3"><text:span text:style-name="T1">Cost: </text:span>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ext:span text:style-name="T287">and</text:span> may leap effortlessly through the air.</text:p>
        <text:h text:style-name="P117" text:outline-level="3">One Extra Step</text:h>
        <text:p text:style-name="P36"><text:span text:style-name="T249">Cost: </text:span><text:span text:style-name="T254">8m</text:span><text:span text:style-name="T248"><text:line-break/></text:span><text:span text:style-name="T249">Type: </text:span><text:span text:style-name="T58">Supplemental </text:span><text:span text:style-name="T59">(Move)</text:span><text:span text:style-name="T248"><text:line-break/></text:span><text:span text:style-name="T249">Mins: </text:span><text:span text:style-name="T248">Athletics </text:span><text:span text:style-name="T270">5</text:span></text:p>
        <text:p text:style-name="P60"><text:span text:style-name="T144">Once per </text:span><text:span text:style-name="T145">S</text:span><text:span text:style-name="T144">cene, the Exalt </text:span><text:span text:style-name="T146">may </text:span><text:span text:style-name="T147">reach a </text:span><text:span text:style-name="T148">P</text:span><text:span text:style-name="T147">osition </text:span><text:span text:style-name="T148">or Target </text:span><text:span text:style-name="T150">they can observe</text:span><text:span text:style-name="T148">,</text:span><text:span text:style-name="T147"> </text:span><text:span text:style-name="T149">so long as a </text:span><text:span text:style-name="T160">possible</text:span><text:span text:style-name="T149"> path exists.</text:span><text:span text:style-name="T147"> </text:span><text:span text:style-name="T145">This may be repeated in the Scene by spending a Strife Point.</text:span></text:p>
        <text:p text:style-name="P3"/>
        <text:h text:style-name="P82" text:outline-level="1"/>
        <text:h text:style-name="P84" text:outline-level="2">Awareness</text:h>
        <text:h text:style-name="P101" text:outline-level="3">Inquisitor’s Unfailing Notice</text:h>
        <text:p text:style-name="P40"><text:span text:style-name="T249">Cost: --</text:span><text:span text:style-name="T248"><text:line-break/></text:span><text:span text:style-name="T249">Type: </text:span><text:span text:style-name="T126">Permanent</text:span><text:span text:style-name="T248"><text:line-break/></text:span><text:span text:style-name="T249">Mins: </text:span><text:span text:style-name="T248">Awareness </text:span><text:span text:style-name="T272">1</text:span></text:p>
        <text:p text:style-name="P40"><text:span text:style-name="T128">The Solar is</text:span><text:span text:style-name="T272"> </text:span><text:span text:style-name="T127">instinctively </text:span><text:span text:style-name="T128">and subconsciously</text:span><text:span text:style-name="T272"> aware of </text:span><text:span text:style-name="T273">any actions of thievery or </text:span><text:span text:style-name="T128">Stealth performed by those in their presence who are below (Essence). The exact target, circumstances, nor direction is not disclosed, simply the fact that it is happening.</text:span></text:p>
        <text:h text:style-name="P88" text:outline-level="3">Genius Palate Summation</text:h>
        <text:p text:style-name="P11"><text:span text:style-name="T1">Cost: </text:span>2m<text:line-break/><text:span text:style-name="T1">Type: </text:span><text:span text:style-name="T172">Simple</text:span><text:line-break/><text:span text:style-name="T1">Mins: </text:span>Awareness 3</text:p>
        <text:p text:style-name="P3">The emotions and intentions of an individual bleed through to their craftsmanship. Upon eating, imbibing, or otherwise interacting with food (or drink) prepared or handled by an individual, make a Read Intentions Action against them.</text:p>
        <text:h text:style-name="P88" text:outline-level="3">Unsurpassed Sense Discipline</text:h>
        <text:p text:style-name="P3"><text:span text:style-name="T1">Cost: </text:span>4m<text:line-break/><text:span text:style-name="T1">Type: </text:span>Reflexive<text:line-break/><text:span text:style-name="T1">Mins: </text:span>Awareness 3</text:p>
        <text:p text:style-name="P3">The Solar reduces Awareness disadvantages due to distance by up to (Essence) dice. This also opens up Awareness checks up to twice the normal distance--they can clearly hear or see across a field.</text:p>
        <text:h text:style-name="P88" text:outline-level="3">Living Pulse Perception</text:h>
        <text:p text:style-name="P11"><text:span text:style-name="T1">Cost: </text:span>3m<text:line-break/><text:span text:style-name="T1">Type: </text:span><text:span text:style-name="T41">Simple</text:span><text:line-break/><text:span text:style-name="T1">Mins: </text:span>Awareness 4</text:p>
        <text:p text:style-name="P3">By focusing all their senses into a single point, the Solar can gather a trace of all living, breathing, and/or moving creatures.</text:p>
        <text:p text:style-name="P3">This allows a roll against all hidden creatures that breathe, live, or are currently in motion in the current scene, and eliminates up to (Essence) penalties that would be applied against the roll.</text:p>
        <text:h text:style-name="P102" text:outline-level="3">Irresistible Questioning Technique</text:h>
        <text:p text:style-name="P41"><text:span text:style-name="T249">Cost: </text:span><text:span text:style-name="T255">4</text:span><text:span text:style-name="T248">m<text:line-break/></text:span><text:span text:style-name="T249">Type: </text:span><text:span text:style-name="T129">Simple</text:span><text:span text:style-name="T248"><text:line-break/></text:span><text:span text:style-name="T249">Mins: </text:span><text:span text:style-name="T248">Awareness 4</text:span></text:p>
        <text:p text:style-name="P42">The Solar’s unquestioning gaze will make even the most unwilling talk. Ask a specific question, and make an Awareness Roll against the target’s Guile. If successful, the target <text:span text:style-name="T281">must</text:span><text:span text:style-name="T282"> answer and speak the truth to that particular question.</text:span></text:p>
        <text:h text:style-name="P143" text:outline-level="10">Greater Charms</text:h>
        <text:h text:style-name="P100" text:outline-level="3">Unsurpassed Senses Discipline</text:h>
        <text:p text:style-name="P37"><text:span text:style-name="T249">Cost: --</text:span><text:span text:style-name="T248"><text:line-break/></text:span><text:span text:style-name="T249">Type: </text:span><text:span text:style-name="T123">Permanent</text:span><text:span text:style-name="T248"><text:line-break/></text:span><text:span text:style-name="T249">Mins: </text:span><text:span text:style-name="T248">Awareness 4</text:span></text:p>
        <text:p text:style-name="P14">All of the senses of the Solar become perfected; they become enhanced beyond that of mortal limits. Battlefields are seen in perfect clarity, the subtle changes of the winds, and the divine differences of different variety of herbs play across taste.</text:p>
        <text:p text:style-name="P37"><text:span text:style-name="T271">This enhanced sense behaves naturally to the Solar, and they are able to shut it out as normal—they do not become more </text:span><text:span text:style-name="T123">susceptible</text:span><text:span text:style-name="T271"> to pain because their ability to feel has become more broad, for example.</text:span></text:p>
        <text:h text:style-name="P88" text:outline-level="3">Eye of the Unconquered Sun</text:h>
        <text:p text:style-name="P11"><text:span text:style-name="T1">Cost: </text:span>10m <text:line-break/><text:span text:style-name="T1">Type: </text:span><text:span text:style-name="T41">Simple</text:span>; Scene<text:line-break/><text:span text:style-name="T1">Mins: </text:span>Awareness 5</text:p>
        <text:p text:style-name="P3">For a Moment, the Caste Mark of the Solar flares up for all to see and becomes a focal lens for the Inner eye, revealing all to the Lawgiver.</text:p>
        <text:p text:style-name="P3">For that brief moment, all characters in the scene can be sensed, giving a snapshot of their current position, and movement.</text:p>
        <text:p text:style-name="Exalted"><text:span text:style-name="T248">As well, roll a (</text:span><text:span text:style-name="T116">Wits</text:span><text:span text:style-name="T248"> + Awareness). All characters in the scene with (Essence) less or equal to the roll are valid targets for any future perception during the scene, regardless of obstacles such as hiding behind walls.</text:span></text:p>
        <text:h text:style-name="P103" text:outline-level="3">Enlightened Touch Insight</text:h>
        <text:p text:style-name="P12"><text:span text:style-name="T1">Cost: </text:span><text:span text:style-name="T184">6</text:span>m <text:line-break/><text:span text:style-name="T1">Type: </text:span><text:span text:style-name="T41">Simple</text:span><text:line-break/><text:span text:style-name="T1">Mins: </text:span>Awareness 5</text:p>
        <text:p text:style-name="P13">By touching or analyzing an object for a moment, the Solar can surmise its recent history and its usage.</text:p>
        <text:p text:style-name="P13">The Solar reconstructs the scene in their mind, effectively gaining a vision of what happened surrounding the object in moments of great emotion and action.</text:p>
        <text:h text:style-name="P84" text:outline-level="2">Brawl</text:h>
        <text:h text:style-name="P88" text:outline-level="3">Heaven Thunder Hammer</text:h>
        <text:p text:style-name="P3"><text:span text:style-name="T1">Cost: </text:span>3m<text:line-break/><text:span text:style-name="T1">Type: </text:span>Supplemental<text:line-break/><text:span text:style-name="T1">Mins: </text:span>Brawl 1</text:p>
        <text:p text:style-name="P3">On a Brawl <text:span text:style-name="T192">Maneuver or </text:span>Attack that hits, the target(s) are thrown back or down one range band of the Brawler’s choice.</text:p>
        <text:p text:style-name="P3">If they impact a wall or other solid surface, deal <text:span text:style-name="T17">2 damage to the target</text:span>—potentially shattering the impacted surface.</text:p>
        <text:p text:style-name="P3">Throwing creatures of a size class or above the character does not deal the extra damage, but still may shatter the surface.</text:p>
        <text:h text:style-name="P88" text:outline-level="3">Solar Cross-Counter</text:h>
        <text:p text:style-name="P3"><text:span text:style-name="T1">Cost: </text:span>3m, <text:span text:style-name="T193">2</text:span>i<text:line-break/><text:span text:style-name="T1">Type: </text:span>Reflexive<text:line-break/><text:span text:style-name="T1">Mins: </text:span>Brawl 2</text:p>
        <text:p text:style-name="P3">After taking damage from an opponent in Close Range, the Solar may reflexively lash out and deal the same amount of damage to the opponent, capped at (Essence)x<text:span text:style-name="T194">2</text:span>.</text:p>
        <text:h text:style-name="P88" text:outline-level="3">Thousand Brilliant Blows</text:h>
        <text:p text:style-name="P3"><text:span text:style-name="T1">Cost: </text:span>4m, 1i <text:line-break/><text:span text:style-name="T1">Type: </text:span><text:span text:style-name="T18">Supplemental (</text:span><text:span text:style-name="T19">Flurry</text:span><text:span text:style-name="T18">)</text:span><text:line-break/><text:span text:style-name="T1">Mins: </text:span>Brawl 3</text:p>
        <text:p text:style-name="P38"><text:span text:style-name="T106">During a Flurry attack, deal +1 </text:span><text:span text:style-name="T107">damage, </text:span><text:span text:style-name="T108">for each individual target, granting up to (Essence)</text:span><text:span text:style-name="T107"> </text:span><text:span text:style-name="T109">x2 </text:span><text:span text:style-name="T105">bonus.</text:span></text:p>
        <text:p text:style-name="P39"><text:span text:style-name="T124">If the target is a Group, instead add +(Group Scale) for damage. For example, a </text:span><text:span text:style-name="T125">Crowd (Scale 3) grants +3.</text:span></text:p>
        <text:p text:style-name="P3"/>
        <text:h text:style-name="P143" text:outline-level="10">Greater Charms</text:h>
        <text:h text:style-name="P96" text:outline-level="3">Cancel the Apocalypse</text:h>
        <text:p text:style-name="P26"><text:span text:style-name="T249">Cost: </text:span><text:span text:style-name="T253">6</text:span><text:span text:style-name="T248">m<text:line-break/></text:span><text:span text:style-name="T249">Type: </text:span><text:span text:style-name="T99">Simple</text:span><text:span text:style-name="T248"><text:line-break/></text:span><text:span text:style-name="T249">Mins: </text:span><text:span text:style-name="T248">Brawl </text:span><text:span text:style-name="T265">4</text:span></text:p>
        <text:p text:style-name="P8">On a successful Attack Maneuver vs. the Target’s Evasion, the <text:span text:style-name="T278">Exalt strikes at the foe, stopping an ongoing Scene-effect the target has initiated, and preventing them restarting it the next Round.</text:span></text:p>
        <text:p text:style-name="P27"><text:span text:style-name="T266">This may also be used to halt a Sorcerer from </text:span><text:span text:style-name="T100">completing a Spell.</text:span></text:p>
        <text:h text:style-name="P97" text:outline-level="3">Adamant Fists of Battle</text:h>
        <text:p text:style-name="P28"><text:span text:style-name="T154">Cost: </text:span><text:span text:style-name="T55">3</text:span><text:span text:style-name="T100">m<text:line-break/></text:span><text:span text:style-name="T154">Type: </text:span><text:span text:style-name="T101">Supplemental</text:span><text:span text:style-name="T100"><text:line-break/></text:span><text:span text:style-name="T154">Mins: </text:span><text:span text:style-name="T100">Brawl </text:span><text:span text:style-name="T101">5</text:span></text:p>
        <text:p text:style-name="P29"><text:span text:style-name="T101">O</text:span><text:span text:style-name="T86">n a successful Brawl Decisive attack, the Solar may add an additional (Essence) </text:span><text:span text:style-name="T103">B</text:span><text:span text:style-name="T102">ase </text:span><text:span text:style-name="T104">D</text:span><text:span text:style-name="T86">amage.</text:span></text:p>
        <text:h text:style-name="P84" text:outline-level="2">Craft</text:h>
        <text:h text:style-name="P95" text:outline-level="3">Impurity-Hammering Blow</text:h>
        <text:p text:style-name="P66"><text:span text:style-name="T1">Cost: </text:span><text:span text:style-name="T183">5</text:span>m<text:line-break/><text:span text:style-name="T1">Type: </text:span><text:span text:style-name="T20">Simple</text:span><text:line-break/><text:span text:style-name="T1">Mins: </text:span>Craft <text:span text:style-name="T277">1</text:span></text:p>
        <text:p text:style-name="P74"><text:span text:style-name="T92">By infusing their methods with their own burning anima, the Solar can quickly </text:span><text:span text:style-name="T93">purify</text:span><text:span text:style-name="T92"> </text:span><text:span text:style-name="T93">any mundane, raw material into pure versions of </text:span><text:span text:style-name="T97">its</text:span><text:span text:style-name="T93"> type.</text:span></text:p>
        <text:p text:style-name="P79"><text:span text:style-name="T86">The Solar may not convert more than their own body weight in a </text:span><text:span text:style-name="T94">single </text:span><text:span text:style-name="T86">day.</text:span></text:p>
        <text:p text:style-name="P78"><text:span text:style-name="T86">On gaining Res</text:span><text:span text:style-name="T95">ources</text:span><text:span text:style-name="T86"> in the for</text:span><text:span text:style-name="T95">m of </text:span><text:span text:style-name="T96">raw, impure materials, the Solar may double its </text:span><text:span text:style-name="T98">normal</text:span><text:span text:style-name="T96"> Resource value.</text:span></text:p>
        <text:h text:style-name="P92" text:outline-level="3">Spiritual Armaments</text:h>
        <text:p text:style-name="P64"><text:span text:style-name="T1">Cost: </text:span><text:span text:style-name="T182">6</text:span>m<text:line-break/><text:span text:style-name="T1">Type: </text:span><text:span text:style-name="T20">Simple</text:span>; (<text:span text:style-name="T21">Essence</text:span><text:span text:style-name="T195">) </text:span><text:span text:style-name="T22">Days</text:span><text:line-break/><text:span text:style-name="T1">Mins: </text:span>Craft <text:span text:style-name="T195">2</text:span></text:p>
        <text:p text:style-name="P65"><text:span text:style-name="T23">By reaching deep into </text:span><text:span text:style-name="T22">their psyche, the Solar can manifest a fully-formed armament of their choice into the world—a coalesced form of their Anima. This is treated as an Artifact of level 2. </text:span><text:span text:style-name="T24">Only one such armament may be active at a time.</text:span></text:p>
        <text:p text:style-name="P70"><text:span text:style-name="T6">The Solar may also awaken </text:span><text:span text:style-name="T24">a spiritual armament in Mortals who have a particular drive or Intimacy.</text:span></text:p>
        <text:p text:style-name="P73">The Solar may use a Project to make an Armament (either theirs or of a Mortals) permanent.</text:p>
        <text:h text:style-name="P88" text:outline-level="3">Chaos-Resistance Preparation</text:h>
        <text:p text:style-name="P3"><text:span text:style-name="T1">Cost: </text:span>8m<text:line-break/><text:span text:style-name="T1">Type: </text:span><text:span text:style-name="T20">Simple</text:span>; (Essence) Weeks<text:line-break/><text:span text:style-name="T1">Mins: </text:span>Craft 4</text:p>
        <text:p text:style-name="P3">Reinforce an object no larger than (Essence) meters in its largest dimension.</text:p>
        <text:p text:style-name="P69">For (Essence) Weeks, that object, and anything inside of it, become resistant to the chaotic effects of the Wyld, gaining (Essence) difficulty to warp it.</text:p>
        <text:h text:style-name="P90" text:outline-level="3"/>
        <text:p text:style-name="P63"/>
        <text:h text:style-name="P143" text:outline-level="10">Greater Charms</text:h>
        <text:h text:style-name="P93" text:outline-level="3">Marvelous Machinery</text:h>
        <text:p text:style-name="P7"><text:span text:style-name="T1">Cost: </text:span><text:span text:style-name="T181">8</text:span>m<text:line-break/><text:span text:style-name="T1">Type: </text:span><text:span text:style-name="T39">Simple; </text:span><text:span text:style-name="T40">Scene</text:span><text:line-break/><text:span text:style-name="T1">Mins: </text:span>Craft 4</text:p>
        <text:p text:style-name="P30"><text:span text:style-name="T110">The Solar imbues a statue, complex machinery, or even inert ancient </text:span><text:span text:style-name="T111">w</text:span><text:span text:style-name="T110">orking with their very Essence—so long as it is not </text:span><text:span text:style-name="T112">currently</text:span><text:span text:style-name="T110"> </text:span><text:span text:style-name="T113">bound to</text:span><text:span text:style-name="T114"> a hostile entity</text:span><text:span text:style-name="T110">. For the Scene the Solar may control this imbued object as though it were an extension of their body.</text:span></text:p>
        <text:p text:style-name="P31"><text:span text:style-name="T115">H</text:span><text:span text:style-name="T110">ostile entities may attempt to wrest control from the object by performing a contested Craft Roll.</text:span></text:p>
        <text:p text:style-name="P16"/>
        <text:h text:style-name="P86" text:outline-level="2">Deception</text:h>
        <text:h text:style-name="P94" text:outline-level="3">Spurious Ownership</text:h>
        <text:p text:style-name="P43"><text:span text:style-name="T250">Cost: </text:span><text:span text:style-name="T252">4</text:span><text:span text:style-name="T264">m<text:line-break/></text:span><text:span text:style-name="T250">Type: </text:span><text:span text:style-name="T53">Simple; </text:span><text:span text:style-name="T54">Scene</text:span><text:span text:style-name="T264"><text:line-break/></text:span><text:span text:style-name="T250">Mins: </text:span><text:span text:style-name="T87">Deception</text:span><text:span text:style-name="T88"> </text:span><text:span text:style-name="T89">1</text:span></text:p>
        <text:p text:style-name="Exalted"><text:span text:style-name="T90">With the force of certainty and </text:span><text:span text:style-name="T91">their</text:span><text:span text:style-name="T90"> unconsciously regal presence, whatever the Solar speaks claims ownership of is </text:span>instinctively believed.</text:p>
        <text:p text:style-name="P44"><text:span text:style-name="T28">With</text:span><text:span text:style-name="T25"> a successful Deception Roll above the target’s Guile, the target will believe that a claimed object, structure, or even specific idea belongs to the Solar </text:span><text:span text:style-name="T26">for the remainder of the scene. </text:span><text:span text:style-name="T27">This </text:span><text:span text:style-name="T26">belief </text:span><text:span text:style-name="T27">may</text:span><text:span text:style-name="T26"> remain unless directly challenged.</text:span><text:span text:style-name="T25"> </text:span></text:p>
        <text:p text:style-name="P25">If they have knowledge or direct evidence to the contrary, they instead gain a <text:span text:style-name="T275">temporary</text:span> Intimacy of doubt towards their <text:span text:style-name="T276">own known </text:span>evidence, <text:span text:style-name="T276">but remain convinced of its true ownership.</text:span></text:p>
        <text:h text:style-name="P104" text:outline-level="3">Preying on Uncertainty Approach</text:h>
        <text:p text:style-name="P45"><text:span text:style-name="T155">Cost: </text:span><text:span text:style-name="T56">3</text:span><text:span text:style-name="T119">m<text:line-break/></text:span><text:span text:style-name="T155">Type: </text:span><text:span text:style-name="T57">Supplemental</text:span><text:span text:style-name="T119"><text:line-break/></text:span><text:span text:style-name="T155">Mins: </text:span><text:span text:style-name="T87">Deception</text:span><text:span text:style-name="T88"> </text:span><text:span text:style-name="T117">2</text:span></text:p>
        <text:p text:style-name="P45"><text:span text:style-name="T117">Through statements that deny questioning, the Solar </text:span><text:span text:style-name="T118">denies the known reality of a target, and places the stated one in instead. An unexpected guard rotation was scheduled, an extra invitation was sent out, or the passing glimpse of a blank paperwork certainly contained the correct seals.</text:span></text:p>
        <text:p text:style-name="P19">Mundane mortals will not question this uncertainty, requiring no roll to succeed. Against other creatures, the Solar gains (Essence) dice on their Deception roll.</text:p>
        <text:h text:style-name="P142" text:outline-level="10">Greater Charms</text:h>
        <text:h text:style-name="P115" text:outline-level="3"><text:span text:style-name="T243">Twisted</text:span><text:span text:style-name="T242"> Meaning</text:span></text:h>
        <text:p text:style-name="P46"><text:span text:style-name="T155">Cost: </text:span><text:span text:style-name="T60">8</text:span><text:span text:style-name="T119">m<text:line-break/></text:span><text:span text:style-name="T155">Type: </text:span><text:span text:style-name="T60">Simple; Scene</text:span><text:span text:style-name="T119"><text:line-break/></text:span><text:span text:style-name="T155">Mins: </text:span><text:span text:style-name="T87">Deception</text:span><text:span text:style-name="T88"> </text:span><text:span text:style-name="T130">4</text:span></text:p>
        <text:p text:style-name="P46"><text:span text:style-name="T117">With but a few well placed words, the Solar can turn </text:span><text:span text:style-name="T130">the words of their enemies against themselves.</text:span></text:p>
        <text:p text:style-name="P46"><text:span text:style-name="T130">On a successful Deception roll against a target’s Guile, the Solar </text:span><text:span text:style-name="T132">chooses</text:span><text:span text:style-name="T130"> a particular intimacy, </text:span><text:span text:style-name="T131">topic of discussion, or </text:span><text:span text:style-name="T132">idea the target espouses, and then poisons it with the Solar’s own words.</text:span></text:p>
        <text:p text:style-name="P56"><text:span text:style-name="T132">For the remainder of the scene anytime the target speaks, acts, or otherwise tries to communicate the poisoned concept, it will always </text:span><text:span text:style-name="T133">be expressed or interpreted as the Solar dictated: </text:span><text:span text:style-name="T134">such as t</text:span><text:span text:style-name="T133">rue belief </text:span><text:span text:style-name="T135">becoming</text:span><text:span text:style-name="T133"> mocking disdain.</text:span></text:p>
        <text:h text:style-name="P110" text:outline-level="3"><text:span text:style-name="T283">M</text:span>aster Plan Meditation</text:h>
        <text:p text:style-name="P57"><text:span text:style-name="T155">Cost: --</text:span><text:span text:style-name="T119"><text:line-break/></text:span><text:span text:style-name="T155">Type: </text:span><text:span text:style-name="T73">Reflexive</text:span><text:span text:style-name="T119"><text:line-break/></text:span><text:span text:style-name="T155">Mins: </text:span><text:span text:style-name="T87">Deception</text:span><text:span text:style-name="T88"> </text:span><text:span text:style-name="T141">5</text:span></text:p>
        <text:p text:style-name="P58"><text:span text:style-name="T86">Once per story, the Player may declare their character predicted and accordingly planned for a certain event, </text:span><text:span text:style-name="T142">and have somehow twisted it to their own benefit. Evidence provided turns out to be a planted fake; eyewitnesses have already been successfully bribed.</text:span></text:p>
        <text:p text:style-name="P23">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p text:style-name="P59"><text:span text:style-name="T142">T</text:span><text:span text:style-name="T86">his charm may be used additionally in a story by spending a Strife Point.</text:span></text:p>
        <text:h text:style-name="P87" text:outline-level="2">Integrity</text:h>
        <text:h text:style-name="P106" text:outline-level="3">Certainty of Form</text:h>
        <text:p text:style-name="P48"><text:span text:style-name="T156">Cost: </text:span><text:span text:style-name="T62">2m per target</text:span><text:span text:style-name="T137"><text:line-break/></text:span><text:span text:style-name="T156">Type: </text:span><text:span text:style-name="T62">Simple; Scene</text:span><text:span text:style-name="T137"><text:line-break/></text:span><text:span text:style-name="T156">Mins: </text:span><text:span text:style-name="T138">Integrity</text:span><text:span text:style-name="T88"> </text:span><text:span text:style-name="T139">2<text:line-break/></text:span><text:span text:style-name="T157">Prerequisite:</text:span><text:span text:style-name="T62"> Integrity Protection Prana</text:span></text:p>
        <text:p text:style-name="P49"><text:span text:style-name="T62">The Solar protects not only themselves, but their </text:span><text:span text:style-name="T63">certainty of will</text:span><text:span text:style-name="T62"> extends to others.</text:span></text:p>
        <text:p text:style-name="P52"><text:span text:style-name="T63">Grant the effects of Integrity Protection Prana </text:span><text:span text:style-name="T65">for the scene</text:span><text:span text:style-name="T63"> </text:span><text:span text:style-name="T64">to </text:span><text:span text:style-name="T63">up to (Essence) x2 targets, </text:span><text:span text:style-name="T64">at a cost of 2m per target.</text:span></text:p>
        <text:h text:style-name="P109" text:outline-level="3">Sun King Radiance</text:h>
        <text:p text:style-name="P55"><text:span text:style-name="T158">Cost: </text:span><text:span text:style-name="T71">1</text:span><text:span text:style-name="T62">m per target</text:span><text:span text:style-name="T67"><text:line-break/></text:span><text:span text:style-name="T158">Type: </text:span><text:span text:style-name="T62">Simple; Scene</text:span><text:span text:style-name="T67"><text:line-break/></text:span><text:span text:style-name="T158">Mins: </text:span><text:span text:style-name="T68">Integrity</text:span><text:span text:style-name="T69"> </text:span><text:span text:style-name="T72">3</text:span></text:p>
        <text:p text:style-name="P24">The Solar radiates their strength to others. Choose up to (Essence) x2 targets, and one of the Solar’s Intimacies. So long as the target is acting in accordance with the Intimacy, they may use the Resolve of the Solar instead of their own.</text:p>
        <text:h text:style-name="P142" text:outline-level="10">Greater Charms</text:h>
        <text:h text:style-name="P108" text:outline-level="3">Eminent Paragon Approach</text:h>
        <text:p text:style-name="P54"><text:span text:style-name="T158">Cost: </text:span><text:span text:style-name="T70">6</text:span><text:span text:style-name="T62">m</text:span><text:span text:style-name="T67"><text:line-break/></text:span><text:span text:style-name="T158">Type: </text:span><text:span text:style-name="T62">Simple; Scene</text:span><text:span text:style-name="T67"><text:line-break/></text:span><text:span text:style-name="T158">Mins: </text:span><text:span text:style-name="T68">Integrity</text:span><text:span text:style-name="T69"> </text:span><text:span text:style-name="T70">4</text:span></text:p>
        <text:p text:style-name="P53"><text:span text:style-name="T48">W</text:span><text:span text:style-name="T49">hen acting with direct purpose and in conjunction with one of their Intimacies, the Solar’s m</text:span><text:span text:style-name="T50">otions become unimpeded for the Scene. Any who has a Resolve less than that the Solar’s Essence will instinctively part in silence, and will always allow the Solar to speak first.</text:span></text:p>
        <text:h text:style-name="P105" text:outline-level="3"><text:span text:style-name="T283">A</text:span>ccord of the Unbreakable Spirit</text:h>
        <text:p text:style-name="P47"><text:span text:style-name="T155">Cost: </text:span><text:span text:style-name="T60">8</text:span><text:span text:style-name="T119">m<text:line-break/></text:span><text:span text:style-name="T155">Type: </text:span><text:span text:style-name="T60">Simple; </text:span><text:span text:style-name="T61">Week</text:span><text:span text:style-name="T119"><text:line-break/></text:span><text:span text:style-name="T155">Mins: </text:span><text:span text:style-name="T136">Integrity</text:span><text:span text:style-name="T88"> </text:span><text:span text:style-name="T136">5</text:span></text:p>
        <text:p text:style-name="P20">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21"><text:span text:style-name="T284">O</text:span>nly one Intimacy may be reinforced at a time through this method.</text:p>
        <text:h text:style-name="P107" text:outline-level="3">Righteous Lion Defense</text:h>
        <text:p text:style-name="P50"><text:span text:style-name="T155">Cost: --</text:span><text:span text:style-name="T119"><text:line-break/></text:span><text:span text:style-name="T155">Type: </text:span><text:span text:style-name="T66">Permanent</text:span><text:span text:style-name="T119"><text:line-break/></text:span><text:span text:style-name="T155">Mins: </text:span><text:span text:style-name="T136">Integrity</text:span><text:span text:style-name="T88"> </text:span><text:span text:style-name="T136">5</text:span></text:p>
        <text:p text:style-name="P51"><text:span text:style-name="T136">T</text:span><text:span text:style-name="T86">he Exalt becomes one with their own Intimacies, and </text:span><text:span text:style-name="T140">instinctively knows when people are attempting to lead the Solar to take action against them, no matter how sweet their words or naive their intention may be.</text:span></text:p>
        <text:p text:style-name="P22">Additionally, if the Solar ever finds themselves in an impossible situation where they would have to betray one of their Intimacies, they may spend a Strife Point, <text:span text:style-name="T285">and they will find a new, seemingly impossible path that they will be able to successfully pursue.</text:span></text:p>
        <text:h text:style-name="P85" text:outline-level="2">Leadership</text:h>
        <text:h text:style-name="P111" text:outline-level="3"><text:span text:style-name="T246">P</text:span>eril-Demanding Haste</text:h>
        <text:p text:style-name="P76"><text:span text:style-name="T251">Cost: </text:span><text:span text:style-name="T259">3</text:span><text:span text:style-name="T274">m<text:line-break/></text:span><text:span text:style-name="T251">Type: </text:span><text:span text:style-name="T151">Supplemental</text:span><text:span text:style-name="T274"><text:line-break/></text:span><text:span text:style-name="T251">Mins: </text:span><text:span text:style-name="T260">Leadership </text:span><text:span text:style-name="T261">1</text:span></text:p>
        <text:p text:style-name="P119"><text:span text:style-name="T288">On successfully </text:span><text:span text:style-name="T289">convincing a target to perform an Inconvenient task, the Solar </text:span><text:span text:style-name="T32">immediately Instills an emotion of “</text:span><text:span text:style-name="T33">impending</text:span><text:span text:style-name="T32"> peril.” The target will complete the task in half of the normal time, if </text:span><text:span text:style-name="T34">at all</text:span><text:span text:style-name="T32"> physically possible.</text:span></text:p>
        <text:h text:style-name="P150" text:outline-level="3">Empowering Shout</text:h>
        <text:p text:style-name="P131"><text:span text:style-name="T173">Cost: </text:span><text:span text:style-name="T47">3</text:span><text:span text:style-name="T32">m<text:line-break/></text:span><text:span text:style-name="T173">Type: </text:span><text:span text:style-name="T20">Simple</text:span><text:span text:style-name="T32"><text:line-break/></text:span><text:span text:style-name="T173">Mins: </text:span><text:span text:style-name="T43">Leadership </text:span><text:span text:style-name="T47">2</text:span></text:p>
        <text:p text:style-name="P132"><text:span text:style-name="T47">G</text:span><text:span text:style-name="T36">rant +2 to a target character’s Ability score (or +1 for a static Value). This lasts for a Turn.</text:span></text:p>
        <text:h text:style-name="P113" text:outline-level="3">Underling-Promoting Touch</text:h>
        <text:p text:style-name="P71"><text:span text:style-name="T173">Cost: </text:span><text:span text:style-name="T46">6</text:span><text:span text:style-name="T32">m<text:line-break/></text:span><text:span text:style-name="T173">Type: </text:span><text:span text:style-name="T20">Simple</text:span><text:span text:style-name="T32"><text:line-break/></text:span><text:span text:style-name="T173">Mins: </text:span><text:span text:style-name="T43">Leadership </text:span><text:span text:style-name="T44">3</text:span></text:p>
        <text:p text:style-name="P128">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128">In addition, the target may use the Leadership, Guile, and/or Resolve of the Solar in place of their own while operating in their given capacity.</text:p>
        <text:p text:style-name="P133"><text:span text:style-name="T79">The Solar may only</text:span><text:span text:style-name="T80"> designate one target at a time for this effect. They may choose to rescind their blessing, or perform a 10 Res. Project to make this effect permanent, either of which would allow them to bless a </text:span><text:span text:style-name="T81">new target.</text:span></text:p>
        <text:h text:style-name="P151" text:outline-level="3">Enemy-Castigating Solar Judgment</text:h>
        <text:p text:style-name="P134"><text:span text:style-name="T159">Cost: </text:span><text:span text:style-name="T82">3</text:span><text:span text:style-name="T83">m<text:line-break/></text:span><text:span text:style-name="T159">Type: </text:span><text:span text:style-name="T84">Supplemental</text:span><text:span text:style-name="T83"><text:line-break/></text:span><text:span text:style-name="T159">Mins: </text:span><text:span text:style-name="T83">Leadership </text:span><text:span text:style-name="T84">3</text:span></text:p>
        <text:p text:style-name="P138"><text:span text:style-name="T84">S</text:span><text:span text:style-name="T52">upplement a social action against a Creature of Darkness with an additional +3 dice.</text:span></text:p>
        <text:h text:style-name="P144" text:outline-level="10">Greater Charms</text:h>
        <text:h text:style-name="P112" text:outline-level="3">Majestic Radiant Presence</text:h>
        <text:p text:style-name="P67"><text:span text:style-name="T2">Cost: </text:span><text:span text:style-name="T186">6</text:span><text:span text:style-name="T185">m<text:line-break/></text:span><text:span text:style-name="T2">Type: </text:span><text:span text:style-name="T42">Reflexive</text:span><text:span text:style-name="T185"><text:line-break/></text:span><text:span text:style-name="T2">Mins: </text:span><text:span text:style-name="T185">Leadership </text:span><text:span text:style-name="T186">4</text:span></text:p>
        <text:p text:style-name="P75"><text:span text:style-name="T256">N</text:span><text:span text:style-name="T257">one may speak </text:span><text:span text:style-name="T258">before the Lawgiver’s voice has been heard.</text:span></text:p>
        <text:p text:style-name="P75"><text:span text:style-name="T74">Interrupt a target before or during a social action, such as speaking, performing, or using Social Influence. </text:span><text:span text:style-name="T75">The Solar may immediately take their own social action, </text:span><text:span text:style-name="T76">forcing the target to wait until the Solar is done.</text:span></text:p>
        <text:p text:style-name="P80"><text:span text:style-name="T76">A</text:span><text:span text:style-name="T52">ny who observes this interruption with a Guile less than the Solar’s Essence will develop a </text:span><text:span text:style-name="T78">temporary </text:span><text:span text:style-name="T52">negative Intimacy of “disdain” towards </text:span><text:span text:style-name="T77">the target—including the target themselves.</text:span></text:p>
        <text:h text:style-name="P116" text:outline-level="3"><text:span text:style-name="T244">Fear-Banishing </text:span><text:span text:style-name="T245">Aura</text:span></text:h>
        <text:p text:style-name="P68"><text:span text:style-name="T2">Cost: </text:span><text:span text:style-name="T186">6</text:span><text:span text:style-name="T185">m<text:line-break/></text:span><text:span text:style-name="T2">Type: </text:span><text:span text:style-name="T42">Reflexive; </text:span><text:span text:style-name="T45">Scene</text:span><text:span text:style-name="T185"><text:line-break/></text:span><text:span text:style-name="T2">Mins: </text:span><text:span text:style-name="T185">Leadership </text:span><text:span text:style-name="T186">4</text:span></text:p>
        <text:p text:style-name="P81"><text:span text:style-name="T225">A</text:span><text:span text:style-name="T221">llies need only look to the Solar to steady their nerves and keep their wits together.</text:span></text:p>
        <text:p text:style-name="P81"><text:span text:style-name="T221">Immediately banish fear, panic, and other similar emotions from </text:span><text:span text:style-name="T229">all allies within Medium Range of the Solar, and force any future attempts to fail for the remainder of the scene.</text:span></text:p>
        <text:p text:style-name="P129">This Charm does not protect against the Dawn Caste’s Strife.</text:p>
        <text:h text:style-name="P91" text:outline-level="3"><text:span text:style-name="T246">Commanding </text:span><text:span text:style-name="T238">Words</text:span></text:h>
        <text:p text:style-name="P72"><text:span text:style-name="T1">Cost: </text:span><text:span text:style-name="T182">6</text:span>m<text:line-break/><text:span text:style-name="T1">Type: </text:span><text:span text:style-name="T20">Simple; </text:span><text:span text:style-name="T35">Scene</text:span><text:line-break/><text:span text:style-name="T1">Mins: </text:span><text:span text:style-name="T177">Leadership </text:span><text:span text:style-name="T187">5</text:span></text:p>
        <text:p text:style-name="P61">Drawing from their divine rule, a Solar makes a quick command, from which all snap to attention and must obey. </text:p>
        <text:p text:style-name="P62"><text:span text:style-name="T222">The Solar targets a Mortal, or a Yu-Shan spirit of Essence less than the Solar. </text:span><text:span text:style-name="T224">Any inconvenient task the Solar commands will be performed to the best of their abilities, without question </text:span><text:span text:style-name="T226">nor needed roll</text:span><text:span text:style-name="T224">.</text:span><text:span text:style-name="T223"> </text:span></text:p>
        <text:p text:style-name="P62"><text:span text:style-name="T222">If the target is some other entity, the Solar must </text:span><text:span text:style-name="T227">succeed on a (Composure + Leadership) vs. Resolve roll for this to take effect.</text:span></text:p>
        <text:p text:style-name="P77"><text:span text:style-name="T226">If </text:span><text:span text:style-name="T228">a given</text:span><text:span text:style-name="T226"> task would run counter their intimacies, or the task is </text:span><text:span text:style-name="T223">otherwi</text:span><text:span text:style-name="T225">s</text:span><text:span text:style-name="T223">e</text:span><text:span text:style-name="T226"> considered unacceptable influence, this charm automatically fails </text:span><text:span text:style-name="T228">and the target is broken from the Solar’s influence.</text:span></text:p>
        <text:h text:style-name="P148" text:outline-level="2">Lore</text:h>
        <text:h text:style-name="P155" text:outline-level="3"><text:span text:style-name="T290">O</text:span>rder-Affirming Blow</text:h>
        <text:p text:style-name="Exalted"><text:span text:style-name="T3">Cost: </text:span><text:span text:style-name="T189">4</text:span><text:span text:style-name="T246">m<text:line-break/></text:span><text:span text:style-name="T3">Type: </text:span><text:span text:style-name="T174">Simple</text:span><text:span text:style-name="T246"><text:line-break/></text:span><text:span text:style-name="T3">Mins: </text:span><text:span text:style-name="T51">Lore</text:span><text:span text:style-name="T188"> </text:span><text:span text:style-name="T189">2</text:span></text:p>
        <text:p text:style-name="P121"><text:span text:style-name="T177">The Solar knows the effects of the Wyld, Underworld, and other such places that might try to forcibly change the targets.</text:span></text:p>
        <text:p text:style-name="P121"><text:span text:style-name="T177">So long as the effects have occurred within the last week, and not deeply ingrained into the soul of the subject, the Solar may banish the changes.</text:span></text:p>
        <text:h text:style-name="P156" text:outline-level="3">Will-Shattering Riddle</text:h>
        <text:p text:style-name="P123"><text:span text:style-name="T161">Cost: </text:span><text:span text:style-name="T168">5</text:span><text:span text:style-name="T163">m</text:span><text:span text:style-name="T164"><text:line-break/></text:span><text:span text:style-name="T161">Type: </text:span><text:span text:style-name="T165">Simple</text:span><text:span text:style-name="T164"><text:line-break/></text:span><text:span text:style-name="T161">Mins: </text:span><text:span text:style-name="T166">Lore</text:span><text:span text:style-name="T163"> </text:span><text:span text:style-name="T168">2</text:span></text:p>
        <text:p text:style-name="P125"><text:span text:style-name="T162">The Solar Poses a t</text:span><text:span text:style-name="T169">errible Paradox to the target, forcing them to be involved and distracted solving it.</text:span></text:p>
        <text:p text:style-name="P126"><text:span text:style-name="T169">Roll a contested (Int. + Lore). If the target fails, they suffer from Exhaustion to their Mental category, and lose 2 dice from any Awareness rolls </text:span><text:span text:style-name="T170">for the remainder of the scene.</text:span></text:p>
        <text:p text:style-name="P126"><text:span text:style-name="T169">Only one such forced Exhaustion may be on a target per </text:span><text:span text:style-name="T171">Scene</text:span><text:span text:style-name="T169">.</text:span></text:p>
        <text:h text:style-name="P154" text:outline-level="3">Truth-Rendering Gaze</text:h>
        <text:p text:style-name="P122"><text:span text:style-name="T161">Cost: </text:span><text:span text:style-name="T167">4</text:span><text:span text:style-name="T163">m</text:span><text:span text:style-name="T164"><text:line-break/></text:span><text:span text:style-name="T161">Type: </text:span><text:span text:style-name="T165">Simple</text:span><text:span text:style-name="T164"><text:line-break/></text:span><text:span text:style-name="T161">Mins: </text:span><text:span text:style-name="T166">Lore</text:span><text:span text:style-name="T163"> </text:span><text:span text:style-name="T167">3</text:span></text:p>
        <text:p text:style-name="P124">Roll (Insight + Lore) against a target’s Guile. On a success, learn insight on the nature <text:span text:style-name="T291">of a creature. Much like “Read Intentions,” the Player asks a question that the Storyteller must answer truthfully, if cryptically.</text:span></text:p>
        <text:h text:style-name="P153" text:outline-level="3">Harmonious Academic Methodology</text:h>
        <text:p text:style-name="P130"><text:span text:style-name="T251">Cost: </text:span><text:span text:style-name="T262">6</text:span><text:span text:style-name="T274">m<text:line-break/></text:span><text:span text:style-name="T251">Type: </text:span><text:span text:style-name="T152">Simple; </text:span><text:span text:style-name="T153">Week</text:span><text:span text:style-name="T274"><text:line-break/></text:span><text:span text:style-name="T251">Mins: </text:span><text:span text:style-name="T85">Lore</text:span><text:span text:style-name="T260"> </text:span><text:span text:style-name="T263">4</text:span></text:p>
        <text:p text:style-name="P136"><text:span text:style-name="T202">T</text:span><text:span text:style-name="T203">argeting a non-Player </text:span><text:span text:style-name="T231">individual</text:span><text:span text:style-name="T203">, organization, or other such group, the Solar may grant their knowledge and resources. The target(s) gain +2 dice on a particular </text:span><text:span text:style-name="T231">type of task that the Solar is designates.</text:span></text:p>
        <text:p text:style-name="P139"><text:span text:style-name="T231">T</text:span><text:span text:style-name="T221">his effect lasts for a week.</text:span></text:p>
        <text:h text:style-name="P146" text:outline-level="10">Greater Charms</text:h>
        <text:h text:style-name="P157" text:outline-level="3">Inspection of Flaw</text:h>
        <text:p text:style-name="Exalted"><text:span text:style-name="T208">Cost: --</text:span><text:span text:style-name="T214"><text:line-break/></text:span><text:span text:style-name="T208">Type: </text:span><text:span text:style-name="T234">Permanent</text:span><text:span text:style-name="T214"><text:line-break/></text:span><text:span text:style-name="T208">Mins: </text:span><text:span text:style-name="T236">Lore</text:span><text:span text:style-name="T212"> </text:span><text:span text:style-name="T213">4</text:span></text:p>
        <text:p text:style-name="P127"><text:span text:style-name="T211">O</text:span><text:span text:style-name="T209">nce per Session, the Player may Introduce a Fact about a target creature, institution, or series of events that may be exploited to the character’s advantage without spending a Strife Point.</text:span></text:p>
        <text:p text:style-name="P127"><text:span text:style-name="T209">Additional uses per Session may be done by spending a Strife Point per usage.</text:span></text:p>
        <text:h text:style-name="P152" text:outline-level="3"><text:span text:style-name="T246">W</text:span>yld-Shaping Technique</text:h>
        <text:p text:style-name="P135"><text:span text:style-name="T198">Cost: </text:span><text:span text:style-name="T200">6</text:span><text:span text:style-name="T207">m<text:line-break/></text:span><text:span text:style-name="T198">Type: </text:span><text:span text:style-name="T220">Simple</text:span><text:span text:style-name="T207"><text:line-break/></text:span><text:span text:style-name="T198">Mins: </text:span><text:span text:style-name="T230">Lore</text:span><text:span text:style-name="T201"> </text:span><text:span text:style-name="T202">5</text:span></text:p>
        <text:p text:style-name="P137"><text:span text:style-name="T202">T</text:span><text:span text:style-name="T204">he Solar </text:span><text:span text:style-name="T232">imposes their will upon the Wyld, and it must obey.</text:span></text:p>
        <text:p text:style-name="P140"><text:span text:style-name="T221">Once a story, gain +15 Resources. As well, the Solar may create projects in the </text:span><text:span text:style-name="T233">W</text:span><text:span text:style-name="T221">yld without suffering any Opposition Modifiers from the land.</text:span></text:p>
        <text:p text:style-name="P141"><text:span text:style-name="T221">Creating Manses and other places of Power from the Wyld becomes a valid Project.</text:span></text:p>
        <text:h text:style-name="P149" text:outline-level="2">Melee</text:h>
        <text:p text:style-name="P120"/>
        <text:h text:style-name="P147" text:outline-level="2">Stealth</text:h>
        <text:h text:style-name="P98" text:outline-level="3"/>
        <text:h text:style-name="P145" text:outline-level="10">Greater Charms</text:h>
        <text:h text:style-name="P98" text:outline-level="3">Sunlight Bleeding Away</text:h>
        <text:p text:style-name="Exalted"><text:span text:style-name="T197">Cost: </text:span><text:span text:style-name="T199">4</text:span><text:span text:style-name="T196">m<text:line-break/></text:span><text:span text:style-name="T197">Type: </text:span><text:span text:style-name="T216">Simple</text:span><text:span text:style-name="T196"><text:line-break/></text:span><text:span text:style-name="T197">Mins: </text:span><text:span text:style-name="T216">Stealth</text:span><text:span text:style-name="T196"> </text:span><text:span text:style-name="T206">4.</text:span></text:p>
        <text:p text:style-name="P32"><text:span text:style-name="T196">Take a </text:span><text:span text:style-name="T217">Stealth</text:span><text:span text:style-name="T196"> </text:span><text:span text:style-name="T205">Maneuver action vs. a Target’s </text:span><text:span text:style-name="T218">(Wits + Awareness). On success, you disappear from their sight and become unseen and an invalid Target by them until your next Action.</text:span></text:p>
        <text:p text:style-name="P33"><text:span text:style-name="T215">Multiple targets may be chosen </text:span><text:span text:style-name="T219">at the same time</text:span><text:span text:style-name="T215">, but doing so causes a (-2) penalty on the Maneuver.</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1</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7T22:31:18.855000000</dc:date>
    <meta:editing-cycles>240</meta:editing-cycles>
    <meta:editing-duration>P1DT5H25M49S</meta:editing-duration>
    <meta:generator>LibreOffice/7.0.3.1$Windows_X86_64 LibreOffice_project/d7547858d014d4cf69878db179d326fc3483e082</meta:generator>
    <dc:creator>Samuel Smith</dc:creator>
    <meta:document-statistic meta:table-count="0" meta:image-count="0" meta:object-count="0" meta:page-count="12" meta:paragraph-count="246" meta:word-count="3525" meta:character-count="21109" meta:non-whitespace-character-count="17833"/>
  </office:meta>
</office:document-meta>
</file>